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0CC92ED98D1A1A5820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Osaka1" svg:font-family="Osaka"/>
    <style:font-face style:name="ＭＳ Ｐゴシック1" svg:font-family="'ＭＳ Ｐゴシック'"/>
    <style:font-face style:name="Arial" svg:font-family="Arial" style:font-pitch="variable"/>
    <style:font-face style:name="Arial Unicode MS1" svg:font-family="'Arial Unicode MS'" style:font-pitch="variable"/>
    <style:font-face style:name="DejaVu Sans" svg:font-family="'DejaVu Sans'" style:font-pitch="variable"/>
    <style:font-face style:name="Heiti TC1" svg:font-family="'Heiti TC'" style:font-pitch="variable"/>
    <style:font-face style:name="Liberation Sans1" svg:font-family="'Liberation Sans'" style:font-pitch="variable"/>
    <style:font-face style:name="Osaka" svg:font-family="Osaka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Arial Unicode MS" svg:font-family="'Arial Unicode MS'" style:font-family-generic="system" style:font-pitch="variable"/>
    <style:font-face style:name="Heiti TC" svg:font-family="'Heiti T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cm" svg:stroke-color="#808080" draw:fill="solid" draw:fill-color="#dddddd" draw:textarea-vertical-align="top" draw:auto-grow-height="false" fo:min-height="5.55cm" fo:min-width="1.499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cm" svg:stroke-color="#808080" draw:fill="solid" draw:fill-color="#dddddd" draw:textarea-vertical-align="top" draw:auto-grow-height="false" fo:min-height="5.549cm" fo:min-width="1.499cm" fo:padding-top="0.125cm" fo:padding-bottom="0.125cm" fo:padding-left="0.25cm" fo:padding-right="0.25cm" fo:wrap-option="wrap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1.102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276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5cm" svg:stroke-color="#80808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cm" svg:stroke-color="#80808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276cm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276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276cm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276cm" fo:padding-top="0.125cm" fo:padding-bottom="0.125cm" fo:padding-left="0.25cm" fo:padding-right="0.25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276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276cm" fo:padding-top="0.125cm" fo:padding-bottom="0.125cm" fo:padding-left="0.25cm" fo:padding-right="0.25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276cm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276cm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551cm" fo:padding-top="0.125cm" fo:padding-bottom="0.125cm" fo:padding-left="0.25cm" fo:padding-right="0.25cm" fo:wrap-option="wrap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551cm" fo:padding-top="0.125cm" fo:padding-bottom="0.125cm" fo:padding-left="0.25cm" fo:padding-right="0.25cm" fo:wrap-option="wrap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551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false" fo:min-height="0.885cm" fo:min-width="0.001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1.102cm" fo:padding-top="0.125cm" fo:padding-bottom="0.125cm" fo:padding-left="0.25cm" fo:padding-right="0.25cm" fo:wrap-option="wrap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276cm" fo:padding-top="0.125cm" fo:padding-bottom="0.125cm" fo:padding-left="0.25cm" fo:padding-right="0.25cm" fo:wrap-option="wrap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276cm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276cm" fo:padding-top="0.125cm" fo:padding-bottom="0.125cm" fo:padding-left="0.25cm" fo:padding-right="0.25cm" fo:wrap-option="wrap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276cm" fo:padding-top="0.125cm" fo:padding-bottom="0.125cm" fo:padding-left="0.25cm" fo:padding-right="0.25cm" fo:wrap-option="wrap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276cm" fo:padding-top="0.125cm" fo:padding-bottom="0.125cm" fo:padding-left="0.25cm" fo:padding-right="0.25cm" fo:wrap-option="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276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276cm" fo:padding-top="0.125cm" fo:padding-bottom="0.125cm" fo:padding-left="0.25cm" fo:padding-right="0.25cm" fo:wrap-option="wrap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276cm" fo:padding-top="0.125cm" fo:padding-bottom="0.125cm" fo:padding-left="0.25cm" fo:padding-right="0.25cm" fo:wrap-option="wrap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276cm" fo:padding-top="0.125cm" fo:padding-bottom="0.125cm" fo:padding-left="0.25cm" fo:padding-right="0.25cm" fo:wrap-option="wrap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551cm" fo:padding-top="0.125cm" fo:padding-bottom="0.125cm" fo:padding-left="0.25cm" fo:padding-right="0.25cm" fo:wrap-option="wrap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551cm" fo:padding-top="0.125cm" fo:padding-bottom="0.125cm" fo:padding-left="0.25cm" fo:padding-right="0.25cm" fo:wrap-option="wrap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551cm" fo:padding-top="0.125cm" fo:padding-bottom="0.125cm" fo:padding-left="0.25cm" fo:padding-right="0.25cm" fo:wrap-option="wrap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1.102cm" fo:padding-top="0.125cm" fo:padding-bottom="0.125cm" fo:padding-left="0.25cm" fo:padding-right="0.25cm" fo:wrap-option="wrap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276cm" fo:padding-top="0.125cm" fo:padding-bottom="0.125cm" fo:padding-left="0.25cm" fo:padding-right="0.25cm" fo:wrap-option="wrap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276cm" fo:padding-top="0.125cm" fo:padding-bottom="0.125cm" fo:padding-left="0.25cm" fo:padding-right="0.25cm" fo:wrap-option="wrap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276cm" fo:padding-top="0.125cm" fo:padding-bottom="0.125cm" fo:padding-left="0.25cm" fo:padding-right="0.25cm" fo:wrap-option="wrap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276cm" fo:padding-top="0.125cm" fo:padding-bottom="0.125cm" fo:padding-left="0.25cm" fo:padding-right="0.25cm" fo:wrap-option="wrap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276cm" fo:padding-top="0.125cm" fo:padding-bottom="0.125cm" fo:padding-left="0.25cm" fo:padding-right="0.25cm" fo:wrap-option="wrap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276cm" fo:padding-top="0.125cm" fo:padding-bottom="0.125cm" fo:padding-left="0.25cm" fo:padding-right="0.25cm" fo:wrap-option="wrap"/>
    </style:style>
    <style:style style:name="gr4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276cm" fo:padding-top="0.125cm" fo:padding-bottom="0.125cm" fo:padding-left="0.25cm" fo:padding-right="0.25cm" fo:wrap-option="wrap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276cm" fo:padding-top="0.125cm" fo:padding-bottom="0.125cm" fo:padding-left="0.25cm" fo:padding-right="0.25cm" fo:wrap-option="wrap"/>
    </style:style>
    <style:style style:name="gr44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276cm" fo:padding-top="0.125cm" fo:padding-bottom="0.125cm" fo:padding-left="0.25cm" fo:padding-right="0.25cm" fo:wrap-option="wrap"/>
    </style:style>
    <style:style style:name="gr45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551cm" fo:padding-top="0.125cm" fo:padding-bottom="0.125cm" fo:padding-left="0.25cm" fo:padding-right="0.25cm" fo:wrap-option="wrap"/>
    </style:style>
    <style:style style:name="gr4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551cm" fo:padding-top="0.125cm" fo:padding-bottom="0.125cm" fo:padding-left="0.25cm" fo:padding-right="0.25cm" fo:wrap-option="wrap"/>
    </style:style>
    <style:style style:name="gr4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551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textarea-horizontal-align="justify" draw:textarea-vertical-align="middle" draw:auto-grow-height="false" fo:min-height="0.194cm" fo:min-width="0cm"/>
    </style:style>
    <style:style style:name="gr49" style:family="graphic" style:parent-style-name="standard">
      <style:graphic-properties draw:textarea-horizontal-align="justify" draw:textarea-vertical-align="middle" draw:auto-grow-height="false" fo:min-height="0.194cm" fo:min-width="0.95cm"/>
    </style:style>
    <style:style style:name="gr50" style:family="graphic" style:parent-style-name="standard">
      <style:graphic-properties draw:stroke="solid" svg:stroke-width="0cm" svg:stroke-color="#808080" draw:fill="solid" draw:fill-color="#dddddd" draw:textarea-vertical-align="top" draw:auto-grow-height="false" fo:min-height="13.749cm" fo:min-width="1.499cm" fo:padding-top="0.125cm" fo:padding-bottom="0.125cm" fo:padding-left="0.25cm" fo:padding-right="0.25cm" fo:wrap-option="wrap"/>
    </style:style>
    <style:style style:name="gr5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1.102cm" fo:padding-top="0.125cm" fo:padding-bottom="0.125cm" fo:padding-left="0.25cm" fo:padding-right="0.25cm" fo:wrap-option="wrap"/>
    </style:style>
    <style:style style:name="gr5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276cm" fo:padding-top="0.125cm" fo:padding-bottom="0.125cm" fo:padding-left="0.25cm" fo:padding-right="0.25cm" fo:wrap-option="wrap"/>
    </style:style>
    <style:style style:name="gr5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276cm" fo:padding-top="0.125cm" fo:padding-bottom="0.125cm" fo:padding-left="0.25cm" fo:padding-right="0.25cm" fo:wrap-option="wrap"/>
    </style:style>
    <style:style style:name="gr54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276cm" fo:padding-top="0.125cm" fo:padding-bottom="0.125cm" fo:padding-left="0.25cm" fo:padding-right="0.25cm" fo:wrap-option="wrap"/>
    </style:style>
    <style:style style:name="gr55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276cm" fo:padding-top="0.125cm" fo:padding-bottom="0.125cm" fo:padding-left="0.25cm" fo:padding-right="0.25cm" fo:wrap-option="wrap"/>
    </style:style>
    <style:style style:name="gr5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276cm" fo:padding-top="0.125cm" fo:padding-bottom="0.125cm" fo:padding-left="0.25cm" fo:padding-right="0.25cm" fo:wrap-option="wrap"/>
    </style:style>
    <style:style style:name="gr5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276cm" fo:padding-top="0.125cm" fo:padding-bottom="0.125cm" fo:padding-left="0.25cm" fo:padding-right="0.25cm" fo:wrap-option="wrap"/>
    </style:style>
    <style:style style:name="gr5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276cm" fo:padding-top="0.125cm" fo:padding-bottom="0.125cm" fo:padding-left="0.25cm" fo:padding-right="0.25cm" fo:wrap-option="wrap"/>
    </style:style>
    <style:style style:name="gr5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276cm" fo:padding-top="0.125cm" fo:padding-bottom="0.125cm" fo:padding-left="0.25cm" fo:padding-right="0.25cm" fo:wrap-option="wrap"/>
    </style:style>
    <style:style style:name="gr6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276cm" fo:padding-top="0.125cm" fo:padding-bottom="0.125cm" fo:padding-left="0.25cm" fo:padding-right="0.25cm" fo:wrap-option="wrap"/>
    </style:style>
    <style:style style:name="gr6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551cm" fo:padding-top="0.125cm" fo:padding-bottom="0.125cm" fo:padding-left="0.25cm" fo:padding-right="0.25cm" fo:wrap-option="wrap"/>
    </style:style>
    <style:style style:name="gr6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551cm" fo:padding-top="0.125cm" fo:padding-bottom="0.125cm" fo:padding-left="0.25cm" fo:padding-right="0.25cm" fo:wrap-option="wrap"/>
    </style:style>
    <style:style style:name="gr6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0.551cm" fo:padding-top="0.125cm" fo:padding-bottom="0.125cm" fo:padding-left="0.25cm" fo:padding-right="0.25cm" fo:wrap-option="wrap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_20_1-title">
      <style:graphic-properties draw:auto-grow-height="true" fo:min-height="1.596cm"/>
    </style:style>
    <style:style style:name="pr3" style:family="presentation" style:parent-style-name="預設_20_1-outline1">
      <style:graphic-properties fo:min-height="7.095cm"/>
    </style:style>
    <style:style style:name="pr4" style:family="presentation" style:parent-style-name="預設_20_1-outline1">
      <style:graphic-properties fo:min-height="15.15cm"/>
    </style:style>
    <style:style style:name="pr5" style:family="presentation" style:parent-style-name="預設_20_1-notes">
      <style:graphic-properties draw:fill-color="#ffffff" draw:auto-grow-height="true" fo:min-height="13.364cm"/>
    </style:style>
    <style:style style:name="pr6" style:family="presentation" style:parent-style-name="預設_20_1-title">
      <style:graphic-properties fo:min-height="1.596cm"/>
    </style:style>
    <style:style style:name="pr7" style:family="presentation" style:parent-style-name="預設_20_1-notes">
      <style:graphic-properties draw:fill-color="#ffffff" fo:min-height="13.364cm"/>
    </style:style>
    <style:style style:name="pr8" style:family="presentation" style:parent-style-name="預設_20_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top="0.1cm" fo:margin-bottom="0cm"/>
      <style:text-properties fo:font-size="14pt" style:font-size-asian="14pt" style:font-size-complex="14pt"/>
    </style:style>
    <style:style style:name="P3" style:family="paragraph">
      <loext:graphic-properties draw:fill="solid" draw:fill-color="#dddddd"/>
      <style:paragraph-properties fo:text-align="start"/>
      <style:text-properties fo:font-size="18pt"/>
    </style:style>
    <style:style style:name="P4" style:family="paragraph">
      <style:paragraph-properties fo:margin-top="0cm" fo:margin-bottom="0cm" fo:text-align="start"/>
    </style:style>
    <style:style style:name="P5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text-align="center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text-properties fo:color="#ff3333" fo:font-size="14pt" style:font-size-asian="14pt" style:font-size-complex="14pt"/>
    </style:style>
    <style:style style:name="P11" style:family="paragraph">
      <loext:graphic-properties draw:fill="none" draw:fill-color="#ffffff"/>
      <style:text-properties fo:color="#ff3333" fo:font-size="14pt" style:font-size-asian="14pt" style:font-size-complex="14pt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top="0cm" fo:margin-bottom="0cm"/>
      <style:text-properties fo:font-size="14pt" style:font-size-asian="14pt" style:font-size-complex="14pt"/>
    </style:style>
    <style:style style:name="P14" style:family="paragraph">
      <loext:graphic-properties draw:fill-color="#ffffff"/>
      <style:text-properties style:font-size-asian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" style:family="text">
      <style:text-properties fo:color="#ff3333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_20_1" presentation:presentation-page-layout-name="AL2T3">
        <office:forms form:automatic-focus="false" form:apply-design-mode="false"/>
        <draw:frame presentation:style-name="pr2" draw:layer="layout" svg:width="19cm" svg:height="1.596cm" svg:x="1.4cm" svg:y="0.404cm" presentation:class="title">
          <draw:text-box>
            <text:p>AcBel – DR Gateway</text:p>
          </draw:text-box>
        </draw:frame>
        <draw:frame presentation:style-name="pr3" draw:text-style-name="P2" draw:layer="layout" svg:width="12.297cm" svg:height="8.4cm" svg:x="1.4cm" svg:y="10cm" presentation:class="outline" presentation:user-transformed="true">
          <draw:text-box>
            <text:list text:style-name="L2">
              <text:list-item>
                <text:p text:style-name="P2"><text:span text:style-name="T1">客戶需求</text:span></text:p>
                <text:list>
                  <text:list-item>
                    <text:p text:style-name="P2"><text:span text:style-name="T1">Debian OS</text:span></text:p>
                  </text:list-item>
                  <text:list-item>
                    <text:p text:style-name="P2"><text:span text:style-name="T1">RS485 2 Lines</text:span></text:p>
                  </text:list-item>
                  <text:list-item>
                    <text:p text:style-name="P2"><text:span text:style-name="T1">DI &amp; DO</text:span></text:p>
                  </text:list-item>
                  <text:list-item>
                    <text:p text:style-name="P2"><text:span text:style-name="T1">AI &amp; AO</text:span></text:p>
                  </text:list-item>
                  <text:list-item>
                    <text:p text:style-name="P2"><text:span text:style-name="T1">Profubus</text:span></text:p>
                  </text:list-item>
                  <text:list-item>
                    <text:p text:style-name="P2"><text:span text:style-name="T1">Reset pin</text:span></text:p>
                  </text:list-item>
                  <text:list-item>
                    <text:p text:style-name="P2"><text:span text:style-name="T1">IP Watchdog</text:span></text:p>
                  </text:list-item>
                  <text:list-item>
                    <text:p text:style-name="P2"><text:span text:style-name="T1">Software </text:span><text:span text:style-name="T1">Watchdog</text:span></text:p>
                  </text:list-item>
                  <text:list-item>
                    <text:p text:style-name="P2"><text:span text:style-name="T1">OpenVPN</text:span></text:p>
                  </text:list-item>
                  <text:list-item>
                    <text:p text:style-name="P2"><text:span text:style-name="T1">IPSec</text:span></text:p>
                  </text:list-item>
                  <text:list-item>
                    <text:p text:style-name="P2"><text:span text:style-name="T1">Firewall</text:span></text:p>
                  </text:list-item>
                  <text:list-item>
                    <text:p text:style-name="P2"><text:span text:style-name="T1">SNMP v3</text:span></text:p>
                  </text:list-item>
                </text:list>
              </text:list-item>
            </text:list>
          </draw:text-box>
        </draw:frame>
        <draw:custom-shape draw:name="CustomShape 2" draw:style-name="gr2" draw:text-style-name="P3" draw:layer="layout" svg:width="1.998cm" svg:height="5.799cm" svg:x="24.1cm" svg:y="3.6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1.998cm" svg:height="5.799cm" svg:x="20.1cm" svg:y="3.6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3" draw:layer="layout" svg:width="1.998cm" svg:height="5.798cm" svg:x="16.1cm" svg:y="3.6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1.998cm" svg:height="5.799cm" svg:x="12.1cm" svg:y="3.6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3" draw:layer="layout" svg:width="1.998cm" svg:height="5.799cm" svg:x="8.1cm" svg:y="3.6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" draw:text-style-name="P3" draw:layer="layout" svg:width="1.998cm" svg:height="5.798cm" svg:x="4.1cm" svg:y="3.6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" draw:text-style-name="P5" draw:layer="layout" svg:width="1.601cm" svg:height="0.804cm" svg:x="13.293cm" svg:y="2.764cm">
          <text:p text:style-name="P4"><text:span text:style-name="T2">20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" draw:text-style-name="P5" draw:layer="layout" svg:width="0.775cm" svg:height="0.804cm" svg:x="2.697cm" svg:y="3.764cm">
          <text:p text:style-name="P4"><text:span text:style-name="T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6" draw:text-style-name="P6" draw:layer="layout" svg:x1="0.1cm" svg:y1="4.664cm" svg:x2="27.8cm" svg:y2="4.665cm">
          <text:p/>
        </draw:line>
        <draw:line draw:name="Line 11" draw:style-name="gr6" draw:text-style-name="P6" draw:layer="layout" svg:x1="2.1cm" svg:y1="2.664cm" svg:x2="2.101cm" svg:y2="9.464cm">
          <text:p/>
        </draw:line>
        <draw:line draw:name="Line 12" draw:style-name="gr7" draw:text-style-name="P6" draw:layer="layout" svg:x1="4.101cm" svg:y1="3.664cm" svg:x2="4.101cm" svg:y2="9.464cm">
          <text:p/>
        </draw:line>
        <draw:line draw:name="Line 13" draw:style-name="gr7" draw:text-style-name="P6" draw:layer="layout" svg:x1="6.098cm" svg:y1="3.665cm" svg:x2="6.101cm" svg:y2="9.464cm">
          <text:p/>
        </draw:line>
        <draw:line draw:name="Line 14" draw:style-name="gr7" draw:text-style-name="P6" draw:layer="layout" svg:x1="8.1cm" svg:y1="3.664cm" svg:x2="8.101cm" svg:y2="9.464cm">
          <text:p/>
        </draw:line>
        <draw:line draw:name="Line 15" draw:style-name="gr7" draw:text-style-name="P6" draw:layer="layout" svg:x1="10.098cm" svg:y1="3.664cm" svg:x2="10.101cm" svg:y2="9.464cm">
          <text:p/>
        </draw:line>
        <draw:line draw:name="Line 16" draw:style-name="gr7" draw:text-style-name="P6" draw:layer="layout" svg:x1="12.1cm" svg:y1="3.664cm" svg:x2="12.101cm" svg:y2="9.464cm">
          <text:p/>
        </draw:line>
        <draw:line draw:name="Line 17" draw:style-name="gr7" draw:text-style-name="P6" draw:layer="layout" svg:x1="14.101cm" svg:y1="3.665cm" svg:x2="14.101cm" svg:y2="9.464cm">
          <text:p/>
        </draw:line>
        <draw:line draw:name="Line 18" draw:style-name="gr7" draw:text-style-name="P6" draw:layer="layout" svg:x1="16.101cm" svg:y1="3.665cm" svg:x2="16.101cm" svg:y2="9.464cm">
          <text:p/>
        </draw:line>
        <draw:line draw:name="Line 19" draw:style-name="gr7" draw:text-style-name="P6" draw:layer="layout" svg:x1="18.101cm" svg:y1="3.664cm" svg:x2="18.101cm" svg:y2="9.464cm">
          <text:p/>
        </draw:line>
        <draw:line draw:name="Line 20" draw:style-name="gr7" draw:text-style-name="P6" draw:layer="layout" svg:x1="20.1cm" svg:y1="3.664cm" svg:x2="20.101cm" svg:y2="9.464cm">
          <text:p/>
        </draw:line>
        <draw:line draw:name="Line 21" draw:style-name="gr7" draw:text-style-name="P6" draw:layer="layout" svg:x1="22.1cm" svg:y1="3.664cm" svg:x2="22.1cm" svg:y2="9.464cm">
          <text:p/>
        </draw:line>
        <draw:line draw:name="Line 22" draw:style-name="gr7" draw:text-style-name="P6" draw:layer="layout" svg:x1="24.1cm" svg:y1="3.664cm" svg:x2="24.101cm" svg:y2="9.464cm">
          <text:p/>
        </draw:line>
        <draw:line draw:name="Line 23" draw:style-name="gr6" draw:text-style-name="P6" draw:layer="layout" svg:x1="26.099cm" svg:y1="2.664cm" svg:x2="26.1cm" svg:y2="9.464cm">
          <text:p/>
        </draw:line>
        <draw:line draw:name="Line 24" draw:style-name="gr7" draw:text-style-name="P6" draw:layer="layout" svg:x1="0.1cm" svg:y1="3.664cm" svg:x2="27.8cm" svg:y2="3.665cm">
          <text:p/>
        </draw:line>
        <draw:custom-shape draw:name="CustomShape 25" draw:style-name="gr8" draw:text-style-name="P5" draw:layer="layout" svg:width="0.775cm" svg:height="0.804cm" svg:x="4.726cm" svg:y="3.764cm">
          <text:p text:style-name="P4"><text:span text:style-name="T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9" draw:text-style-name="P5" draw:layer="layout" svg:width="0.775cm" svg:height="0.804cm" svg:x="6.699cm" svg:y="3.764cm">
          <text:p text:style-name="P4"><text:span text:style-name="T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0" draw:text-style-name="P5" draw:layer="layout" svg:width="0.775cm" svg:height="0.804cm" svg:x="8.7cm" svg:y="3.764cm">
          <text:p text:style-name="P4"><text:span text:style-name="T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1" draw:text-style-name="P5" draw:layer="layout" svg:width="0.775cm" svg:height="0.804cm" svg:x="10.701cm" svg:y="3.764cm">
          <text:p text:style-name="P4"><text:span text:style-name="T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2" draw:text-style-name="P5" draw:layer="layout" svg:width="0.775cm" svg:height="0.804cm" svg:x="12.702cm" svg:y="3.764cm">
          <text:p text:style-name="P4"><text:span text:style-name="T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3" draw:text-style-name="P5" draw:layer="layout" svg:width="0.775cm" svg:height="0.804cm" svg:x="14.703cm" svg:y="3.764cm">
          <text:p text:style-name="P4"><text:span text:style-name="T2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4" draw:text-style-name="P5" draw:layer="layout" svg:width="0.775cm" svg:height="0.804cm" svg:x="16.704cm" svg:y="3.764cm">
          <text:p text:style-name="P4"><text:span text:style-name="T2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5" draw:text-style-name="P5" draw:layer="layout" svg:width="0.775cm" svg:height="0.804cm" svg:x="18.705cm" svg:y="3.764cm">
          <text:p text:style-name="P4"><text:span text:style-name="T2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6" draw:text-style-name="P5" draw:layer="layout" svg:width="1.05cm" svg:height="0.804cm" svg:x="20.606cm" svg:y="3.764cm">
          <text:p text:style-name="P4"><text:span text:style-name="T2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7" draw:text-style-name="P5" draw:layer="layout" svg:width="1.05cm" svg:height="0.804cm" svg:x="22.606cm" svg:y="3.764cm">
          <text:p text:style-name="P4"><text:span text:style-name="T2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8" draw:text-style-name="P5" draw:layer="layout" svg:width="1.05cm" svg:height="0.804cm" svg:x="24.606cm" svg:y="3.764cm">
          <text:p text:style-name="P4"><text:span text:style-name="T2">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6" draw:style-name="gr7" draw:text-style-name="P6" draw:layer="layout" svg:x1="0.1cm" svg:y1="2.664cm" svg:x2="27.8cm" svg:y2="2.665cm">
          <text:p/>
        </draw:line>
        <draw:line draw:name="Line 38" draw:style-name="gr7" draw:text-style-name="P6" draw:layer="layout" svg:x1="0.1cm" svg:y1="5.464cm" svg:x2="27.8cm" svg:y2="5.465cm">
          <text:p/>
        </draw:line>
        <draw:line draw:name="Line 39" draw:style-name="gr7" draw:text-style-name="P6" draw:layer="layout" svg:x1="0.1cm" svg:y1="6.264cm" svg:x2="27.8cm" svg:y2="6.265cm">
          <text:p/>
        </draw:line>
        <draw:line draw:name="Line 40" draw:style-name="gr7" draw:text-style-name="P6" draw:layer="layout" svg:x1="0.1cm" svg:y1="7.064cm" svg:x2="27.8cm" svg:y2="7.065cm">
          <text:p/>
        </draw:line>
        <draw:line draw:name="Line 41" draw:style-name="gr7" draw:text-style-name="P6" draw:layer="layout" svg:x1="0.1cm" svg:y1="7.864cm" svg:x2="27.8cm" svg:y2="7.865cm">
          <text:p/>
        </draw:line>
        <draw:line draw:name="Line 42" draw:style-name="gr7" draw:text-style-name="P6" draw:layer="layout" svg:x1="0.1cm" svg:y1="8.664cm" svg:x2="27.8cm" svg:y2="8.665cm">
          <text:p/>
        </draw:line>
        <draw:line draw:name="Line 43" draw:style-name="gr7" draw:text-style-name="P6" draw:layer="layout" svg:x1="0.1cm" svg:y1="9.464cm" svg:x2="27.8cm" svg:y2="9.465cm">
          <text:p/>
        </draw:line>
        <draw:custom-shape draw:name="CustomShape 50" draw:style-name="gr19" draw:text-style-name="P6" draw:layer="layout" svg:width="0.5cm" svg:height="1.134cm" svg:x="17cm" svg:y="2.3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1" draw:style-name="gr7" draw:text-style-name="P6" draw:layer="layout" svg:x1="2.602cm" svg:y1="4.665cm" svg:x2="2.602cm" svg:y2="9.464cm">
          <text:p/>
        </draw:line>
        <draw:line draw:name="Line 52" draw:style-name="gr7" draw:text-style-name="P6" draw:layer="layout" svg:x1="3.102cm" svg:y1="4.664cm" svg:x2="3.103cm" svg:y2="9.464cm">
          <text:p/>
        </draw:line>
        <draw:line draw:name="Line 53" draw:style-name="gr7" draw:text-style-name="P6" draw:layer="layout" svg:x1="3.604cm" svg:y1="4.664cm" svg:x2="3.604cm" svg:y2="9.464cm">
          <text:p/>
        </draw:line>
        <draw:line draw:name="Line 54" draw:style-name="gr7" draw:text-style-name="P6" draw:layer="layout" svg:x1="4.588cm" svg:y1="4.664cm" svg:x2="4.588cm" svg:y2="9.464cm">
          <text:p/>
        </draw:line>
        <draw:line draw:name="Line 55" draw:style-name="gr7" draw:text-style-name="P6" draw:layer="layout" svg:x1="5.088cm" svg:y1="4.664cm" svg:x2="5.089cm" svg:y2="9.464cm">
          <text:p/>
        </draw:line>
        <draw:line draw:name="Line 56" draw:style-name="gr7" draw:text-style-name="P6" draw:layer="layout" svg:x1="5.59cm" svg:y1="4.664cm" svg:x2="5.59cm" svg:y2="9.464cm">
          <text:p/>
        </draw:line>
        <draw:line draw:name="Line 57" draw:style-name="gr7" draw:text-style-name="P6" draw:layer="layout" svg:x1="6.589cm" svg:y1="4.664cm" svg:x2="6.589cm" svg:y2="9.464cm">
          <text:p/>
        </draw:line>
        <draw:line draw:name="Line 58" draw:style-name="gr7" draw:text-style-name="P6" draw:layer="layout" svg:x1="7.09cm" svg:y1="4.664cm" svg:x2="7.09cm" svg:y2="9.464cm">
          <text:p/>
        </draw:line>
        <draw:line draw:name="Line 59" draw:style-name="gr7" draw:text-style-name="P6" draw:layer="layout" svg:x1="7.591cm" svg:y1="4.664cm" svg:x2="7.591cm" svg:y2="9.464cm">
          <text:p/>
        </draw:line>
        <draw:line draw:name="Line 60" draw:style-name="gr7" draw:text-style-name="P6" draw:layer="layout" svg:x1="8.59cm" svg:y1="4.664cm" svg:x2="8.59cm" svg:y2="9.464cm">
          <text:p/>
        </draw:line>
        <draw:line draw:name="Line 61" draw:style-name="gr7" draw:text-style-name="P6" draw:layer="layout" svg:x1="9.09cm" svg:y1="4.664cm" svg:x2="9.091cm" svg:y2="9.464cm">
          <text:p/>
        </draw:line>
        <draw:line draw:name="Line 62" draw:style-name="gr7" draw:text-style-name="P6" draw:layer="layout" svg:x1="9.592cm" svg:y1="4.664cm" svg:x2="9.592cm" svg:y2="9.464cm">
          <text:p/>
        </draw:line>
        <draw:line draw:name="Line 63" draw:style-name="gr7" draw:text-style-name="P6" draw:layer="layout" svg:x1="10.591cm" svg:y1="4.664cm" svg:x2="10.591cm" svg:y2="9.464cm">
          <text:p/>
        </draw:line>
        <draw:line draw:name="Line 64" draw:style-name="gr7" draw:text-style-name="P6" draw:layer="layout" svg:x1="11.091cm" svg:y1="4.665cm" svg:x2="11.092cm" svg:y2="9.464cm">
          <text:p/>
        </draw:line>
        <draw:line draw:name="Line 65" draw:style-name="gr7" draw:text-style-name="P6" draw:layer="layout" svg:x1="11.592cm" svg:y1="4.664cm" svg:x2="11.593cm" svg:y2="9.464cm">
          <text:p/>
        </draw:line>
        <draw:line draw:name="Line 66" draw:style-name="gr7" draw:text-style-name="P6" draw:layer="layout" svg:x1="12.592cm" svg:y1="4.664cm" svg:x2="12.592cm" svg:y2="9.464cm">
          <text:p/>
        </draw:line>
        <draw:line draw:name="Line 67" draw:style-name="gr7" draw:text-style-name="P6" draw:layer="layout" svg:x1="13.092cm" svg:y1="4.664cm" svg:x2="13.093cm" svg:y2="9.464cm">
          <text:p/>
        </draw:line>
        <draw:line draw:name="Line 68" draw:style-name="gr7" draw:text-style-name="P6" draw:layer="layout" svg:x1="13.594cm" svg:y1="4.664cm" svg:x2="13.594cm" svg:y2="9.464cm">
          <text:p/>
        </draw:line>
        <draw:line draw:name="Line 69" draw:style-name="gr7" draw:text-style-name="P6" draw:layer="layout" svg:x1="14.592cm" svg:y1="4.664cm" svg:x2="14.593cm" svg:y2="9.464cm">
          <text:p/>
        </draw:line>
        <draw:line draw:name="Line 70" draw:style-name="gr7" draw:text-style-name="P6" draw:layer="layout" svg:x1="15.094cm" svg:y1="4.664cm" svg:x2="15.094cm" svg:y2="9.464cm">
          <text:p/>
        </draw:line>
        <draw:line draw:name="Line 71" draw:style-name="gr7" draw:text-style-name="P6" draw:layer="layout" svg:x1="15.595cm" svg:y1="4.664cm" svg:x2="15.595cm" svg:y2="9.464cm">
          <text:p/>
        </draw:line>
        <draw:line draw:name="Line 72" draw:style-name="gr7" draw:text-style-name="P6" draw:layer="layout" svg:x1="16.593cm" svg:y1="4.664cm" svg:x2="16.594cm" svg:y2="9.464cm">
          <text:p/>
        </draw:line>
        <draw:line draw:name="Line 73" draw:style-name="gr7" draw:text-style-name="P6" draw:layer="layout" svg:x1="17.094cm" svg:y1="4.664cm" svg:x2="17.095cm" svg:y2="9.464cm">
          <text:p/>
        </draw:line>
        <draw:line draw:name="Line 74" draw:style-name="gr7" draw:text-style-name="P6" draw:layer="layout" svg:x1="17.595cm" svg:y1="4.664cm" svg:x2="17.596cm" svg:y2="9.464cm">
          <text:p/>
        </draw:line>
        <draw:line draw:name="Line 75" draw:style-name="gr7" draw:text-style-name="P6" draw:layer="layout" svg:x1="18.594cm" svg:y1="4.664cm" svg:x2="18.595cm" svg:y2="9.464cm">
          <text:p/>
        </draw:line>
        <draw:line draw:name="Line 76" draw:style-name="gr7" draw:text-style-name="P6" draw:layer="layout" svg:x1="19.096cm" svg:y1="4.665cm" svg:x2="19.096cm" svg:y2="9.464cm">
          <text:p/>
        </draw:line>
        <draw:line draw:name="Line 77" draw:style-name="gr7" draw:text-style-name="P6" draw:layer="layout" svg:x1="19.596cm" svg:y1="4.664cm" svg:x2="19.597cm" svg:y2="9.464cm">
          <text:p/>
        </draw:line>
        <draw:line draw:name="Line 78" draw:style-name="gr7" draw:text-style-name="P6" draw:layer="layout" svg:x1="20.595cm" svg:y1="4.664cm" svg:x2="20.596cm" svg:y2="9.464cm">
          <text:p/>
        </draw:line>
        <draw:line draw:name="Line 79" draw:style-name="gr7" draw:text-style-name="P6" draw:layer="layout" svg:x1="21.095cm" svg:y1="4.664cm" svg:x2="21.096cm" svg:y2="9.464cm">
          <text:p/>
        </draw:line>
        <draw:line draw:name="Line 80" draw:style-name="gr7" draw:text-style-name="P6" draw:layer="layout" svg:x1="21.596cm" svg:y1="4.664cm" svg:x2="21.597cm" svg:y2="9.464cm">
          <text:p/>
        </draw:line>
        <draw:line draw:name="Line 81" draw:style-name="gr7" draw:text-style-name="P6" draw:layer="layout" svg:x1="22.596cm" svg:y1="4.664cm" svg:x2="22.597cm" svg:y2="9.464cm">
          <text:p/>
        </draw:line>
        <draw:line draw:name="Line 82" draw:style-name="gr7" draw:text-style-name="P6" draw:layer="layout" svg:x1="23.097cm" svg:y1="4.664cm" svg:x2="23.098cm" svg:y2="9.464cm">
          <text:p/>
        </draw:line>
        <draw:line draw:name="Line 83" draw:style-name="gr7" draw:text-style-name="P6" draw:layer="layout" svg:x1="23.599cm" svg:y1="4.665cm" svg:x2="23.599cm" svg:y2="9.464cm">
          <text:p/>
        </draw:line>
        <draw:line draw:name="Line 84" draw:style-name="gr7" draw:text-style-name="P6" draw:layer="layout" svg:x1="24.596cm" svg:y1="4.664cm" svg:x2="24.597cm" svg:y2="9.464cm">
          <text:p/>
        </draw:line>
        <draw:line draw:name="Line 85" draw:style-name="gr7" draw:text-style-name="P6" draw:layer="layout" svg:x1="25.098cm" svg:y1="4.664cm" svg:x2="25.098cm" svg:y2="9.464cm">
          <text:p/>
        </draw:line>
        <draw:line draw:name="Line 86" draw:style-name="gr7" draw:text-style-name="P6" draw:layer="layout" svg:x1="25.598cm" svg:y1="4.665cm" svg:x2="25.599cm" svg:y2="9.464cm">
          <text:p/>
        </draw:line>
        <draw:custom-shape draw:style-name="gr20" draw:text-style-name="P7" draw:layer="layout" svg:width="0.4cm" svg:height="0.4cm" svg:x="6cm" svg:y="4.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9" draw:layer="layout" svg:width="4.282cm" svg:height="0.806cm" svg:x="2.118cm" svg:y="4.665cm">
          <draw:text-box>
            <text:p text:style-name="P8"><text:span text:style-name="T1">PICO Debian </text:span><text:span text:style-name="T1">OS</text:span></text:p>
          </draw:text-box>
        </draw:frame>
        <draw:frame draw:style-name="gr21" draw:text-style-name="P11" draw:layer="layout" svg:width="1.192cm" svg:height="0.806cm" svg:x="6.318cm" svg:y="4.665cm">
          <draw:text-box>
            <text:p text:style-name="P10"><text:span text:style-name="T3">3/3</text:span></text:p>
          </draw:text-box>
        </draw:frame>
        <draw:frame draw:style-name="gr21" draw:text-style-name="P9" draw:layer="layout" svg:width="4.011cm" svg:height="0.806cm" svg:x="2.118cm" svg:y="5.465cm">
          <draw:text-box>
            <text:p text:style-name="P8"><text:span text:style-name="T1">RS485 &amp; DI/DO</text:span></text:p>
          </draw:text-box>
        </draw:frame>
        <draw:frame draw:style-name="gr21" draw:text-style-name="P11" draw:layer="layout" svg:width="1.467cm" svg:height="0.806cm" svg:x="8.118cm" svg:y="5.465cm">
          <draw:text-box>
            <text:p text:style-name="P10"><text:span text:style-name="T3">3/31</text:span></text:p>
          </draw:text-box>
        </draw:frame>
        <draw:custom-shape draw:style-name="gr20" draw:text-style-name="P7" draw:layer="layout" svg:width="0.4cm" svg:height="0.4cm" svg:x="7.801cm" svg:y="5.6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9" draw:layer="layout" svg:width="5.777cm" svg:height="0.806cm" svg:x="2.118cm" svg:y="7.065cm">
          <draw:text-box>
            <text:p text:style-name="P8"><text:span text:style-name="T1">DAC &amp; ADC &amp; </text:span><text:span text:style-name="T1">Profubus</text:span></text:p>
          </draw:text-box>
        </draw:frame>
        <draw:frame draw:style-name="gr21" draw:text-style-name="P9" draw:layer="layout" svg:width="4.642cm" svg:height="0.806cm" svg:x="2.119cm" svg:y="6.265cm">
          <draw:text-box>
            <text:p text:style-name="P8"><text:span text:style-name="T1">Networking </text:span><text:span text:style-name="T1">Library</text:span></text:p>
          </draw:text-box>
        </draw:frame>
        <draw:custom-shape draw:style-name="gr20" draw:text-style-name="P7" draw:layer="layout" svg:width="0.4cm" svg:height="0.4cm" svg:x="8.802cm" svg:y="6.4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11" draw:layer="layout" svg:width="1.467cm" svg:height="0.806cm" svg:x="9.319cm" svg:y="6.265cm">
          <draw:text-box>
            <text:p text:style-name="P10"><text:span text:style-name="T3">4/17</text:span></text:p>
          </draw:text-box>
        </draw:frame>
        <draw:custom-shape draw:style-name="gr20" draw:text-style-name="P7" draw:layer="layout" svg:width="0.4cm" svg:height="0.4cm" svg:x="11.103cm" svg:y="7.2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11" draw:layer="layout" svg:width="1.467cm" svg:height="0.806cm" svg:x="11.52cm" svg:y="7.065cm">
          <draw:text-box>
            <text:p text:style-name="P10"><text:span text:style-name="T3">5/19</text:span></text:p>
          </draw:text-box>
        </draw:frame>
        <draw:frame presentation:style-name="pr4" draw:text-style-name="P13" draw:layer="layout" svg:width="6.8cm" svg:height="8.4cm" svg:x="8.1cm" svg:y="10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2"><text:span text:style-name="T1">User management </text:span><text:span text:style-name="T1">(ansible)</text:span></text:p>
                  </text:list-item>
                  <text:list-item>
                    <text:p text:style-name="P12"><text:span text:style-name="T1">Firmware upd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_20_1" presentation:presentation-page-layout-name="AL2T3">
        <draw:frame presentation:style-name="pr6" draw:layer="layout" svg:width="19cm" svg:height="1.596cm" svg:x="1.4cm" svg:y="0.404cm" presentation:class="title">
          <draw:text-box>
            <text:p>微程式停車柱專案</text:p>
          </draw:text-box>
        </draw:frame>
        <draw:frame presentation:style-name="pr4" draw:text-style-name="P13" draw:layer="layout" svg:width="8cm" svg:height="8.4cm" svg:x="1.4cm" svg:y="10cm" presentation:class="outline" presentation:user-transformed="true">
          <draw:text-box>
            <text:list text:style-name="L2">
              <text:list-item>
                <text:p text:style-name="P13"><text:span text:style-name="T1">客戶需求</text:span></text:p>
                <text:list>
                  <text:list-item>
                    <text:p text:style-name="P13"><text:span text:style-name="T1">Ubuntu 16.04</text:span></text:p>
                  </text:list-item>
                  <text:list-item>
                    <text:p text:style-name="P13"><text:span text:style-name="T1">OpenBox</text:span></text:p>
                  </text:list-item>
                  <text:list-item>
                    <text:p text:style-name="P13"><text:span text:style-name="T1">Linux C</text:span></text:p>
                  </text:list-item>
                  <text:list-item>
                    <text:p text:style-name="P13"><text:span text:style-name="T1">Go 1.8</text:span></text:p>
                  </text:list-item>
                  <text:list-item>
                    <text:p text:style-name="P13"><text:span text:style-name="T1">Apache (2.2.32)</text:span></text:p>
                  </text:list-item>
                  <text:list-item>
                    <text:p text:style-name="P13"><text:span text:style-name="T1">MariaDB (10.1)</text:span></text:p>
                  </text:list-item>
                  <text:list-item>
                    <text:p text:style-name="P13"><text:span text:style-name="T1">sqlite (3.18.0)</text:span></text:p>
                  </text:list-item>
                  <text:list-item>
                    <text:p text:style-name="P13"><text:span text:style-name="T1">libapache2-mod-</text:span><text:span text:style-name="T1">php7.1</text:span></text:p>
                  </text:list-item>
                  <text:list-item>
                    <text:p text:style-name="P13"><text:span text:style-name="T1">php (7.1.3)</text:span></text:p>
                  </text:list-item>
                  <text:list-item>
                    <text:p text:style-name="P13"><text:span text:style-name="T1">VNC Server (4.x)</text:span></text:p>
                  </text:list-item>
                  <text:list-item>
                    <text:p text:style-name="P13"><text:span text:style-name="T1">ssh</text:span></text:p>
                  </text:list-item>
                  <text:list-item>
                    <text:p text:style-name="P13"><text:span text:style-name="T1">sftp</text:span></text:p>
                  </text:list-item>
                  <text:list-item>
                    <text:p text:style-name="P13"><text:span text:style-name="T1">Firefox (45.x)</text:span></text:p>
                  </text:list-item>
                </text:list>
              </text:list-item>
            </text:list>
          </draw:text-box>
        </draw:frame>
        <draw:frame presentation:style-name="pr4" draw:text-style-name="P13" draw:layer="layout" svg:width="6.8cm" svg:height="8.4cm" svg:x="8.1cm" svg:y="10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2"><text:span text:style-name="T1">php 7.1.3 </text:span><text:span text:style-name="T1">相關模</text:span><text:span text:style-name="T1">組</text:span></text:p>
                    <text:list>
                      <text:list-item>
                        <text:p text:style-name="P12"><text:span text:style-name="T1">calendar</text:span></text:p>
                      </text:list-item>
                      <text:list-item>
                        <text:p text:style-name="P12"><text:span text:style-name="T1">bcmath</text:span></text:p>
                      </text:list-item>
                      <text:list-item>
                        <text:p text:style-name="P12"><text:span text:style-name="T1">mcrypt</text:span></text:p>
                      </text:list-item>
                      <text:list-item>
                        <text:p text:style-name="P12"><text:span text:style-name="T1">core</text:span></text:p>
                      </text:list-item>
                      <text:list-item>
                        <text:p text:style-name="P12"><text:span text:style-name="T1">ctype</text:span></text:p>
                      </text:list-item>
                      <text:list-item>
                        <text:p text:style-name="P12"><text:span text:style-name="T1">curl</text:span></text:p>
                      </text:list-item>
                      <text:list-item>
                        <text:p text:style-name="P12"><text:span text:style-name="T1">date</text:span></text:p>
                      </text:list-item>
                      <text:list-item>
                        <text:p text:style-name="P12"><text:span text:style-name="T1">exif</text:span></text:p>
                      </text:list-item>
                      <text:list-item>
                        <text:p text:style-name="P12"><text:span text:style-name="T1">fileinfo</text:span></text:p>
                      </text:list-item>
                      <text:list-item>
                        <text:p text:style-name="P12"><text:span text:style-name="T1">filter</text:span></text:p>
                      </text:list-item>
                      <text:list-item>
                        <text:p text:style-name="P12"><text:span text:style-name="T1">ftp</text:span></text:p>
                      </text:list-item>
                      <text:list-item>
                        <text:p text:style-name="P12"><text:span text:style-name="T1">gettext</text:span></text:p>
                      </text:list-item>
                      <text:list-item>
                        <text:p text:style-name="P12"><text:span text:style-name="T1">hash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CustomShape 2" draw:style-name="gr2" draw:text-style-name="P3" draw:layer="layout" svg:width="1.998cm" svg:height="5.799cm" svg:x="24.1cm" svg:y="3.6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1.998cm" svg:height="5.799cm" svg:x="20.1cm" svg:y="3.6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3" draw:layer="layout" svg:width="1.998cm" svg:height="5.798cm" svg:x="16.1cm" svg:y="3.67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1.998cm" svg:height="5.799cm" svg:x="12.1cm" svg:y="3.6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3" draw:layer="layout" svg:width="1.998cm" svg:height="5.799cm" svg:x="8.1cm" svg:y="3.6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" draw:text-style-name="P3" draw:layer="layout" svg:width="1.998cm" svg:height="5.798cm" svg:x="4.1cm" svg:y="3.67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2" draw:text-style-name="P5" draw:layer="layout" svg:width="1.601cm" svg:height="0.804cm" svg:x="13.293cm" svg:y="2.777cm">
          <text:p text:style-name="P4"><text:span text:style-name="T2">2</text:span><text:span text:style-name="T2">0</text:span><text:span text:style-name="T2">1</text:span><text:span text:style-name="T2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3" draw:text-style-name="P5" draw:layer="layout" svg:width="0.775cm" svg:height="0.804cm" svg:x="2.697cm" svg:y="3.777cm">
          <text:p text:style-name="P4"><text:span text:style-name="T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6" draw:text-style-name="P6" draw:layer="layout" svg:x1="0.1cm" svg:y1="4.677cm" svg:x2="27.8cm" svg:y2="4.678cm">
          <text:p/>
        </draw:line>
        <draw:line draw:name="Line 11" draw:style-name="gr6" draw:text-style-name="P6" draw:layer="layout" svg:x1="2.1cm" svg:y1="2.677cm" svg:x2="2.101cm" svg:y2="9.477cm">
          <text:p/>
        </draw:line>
        <draw:line draw:name="Line 12" draw:style-name="gr7" draw:text-style-name="P6" draw:layer="layout" svg:x1="4.101cm" svg:y1="3.677cm" svg:x2="4.101cm" svg:y2="9.477cm">
          <text:p/>
        </draw:line>
        <draw:line draw:name="Line 13" draw:style-name="gr7" draw:text-style-name="P6" draw:layer="layout" svg:x1="6.098cm" svg:y1="3.678cm" svg:x2="6.101cm" svg:y2="9.477cm">
          <text:p/>
        </draw:line>
        <draw:line draw:name="Line 14" draw:style-name="gr7" draw:text-style-name="P6" draw:layer="layout" svg:x1="8.1cm" svg:y1="3.677cm" svg:x2="8.101cm" svg:y2="9.477cm">
          <text:p/>
        </draw:line>
        <draw:line draw:name="Line 15" draw:style-name="gr7" draw:text-style-name="P6" draw:layer="layout" svg:x1="10.098cm" svg:y1="3.677cm" svg:x2="10.101cm" svg:y2="9.477cm">
          <text:p/>
        </draw:line>
        <draw:line draw:name="Line 16" draw:style-name="gr7" draw:text-style-name="P6" draw:layer="layout" svg:x1="12.1cm" svg:y1="3.677cm" svg:x2="12.101cm" svg:y2="9.477cm">
          <text:p/>
        </draw:line>
        <draw:line draw:name="Line 17" draw:style-name="gr7" draw:text-style-name="P6" draw:layer="layout" svg:x1="14.101cm" svg:y1="3.678cm" svg:x2="14.101cm" svg:y2="9.477cm">
          <text:p/>
        </draw:line>
        <draw:line draw:name="Line 18" draw:style-name="gr7" draw:text-style-name="P6" draw:layer="layout" svg:x1="16.101cm" svg:y1="3.678cm" svg:x2="16.101cm" svg:y2="9.477cm">
          <text:p/>
        </draw:line>
        <draw:line draw:name="Line 19" draw:style-name="gr7" draw:text-style-name="P6" draw:layer="layout" svg:x1="18.101cm" svg:y1="3.677cm" svg:x2="18.101cm" svg:y2="9.477cm">
          <text:p/>
        </draw:line>
        <draw:line draw:name="Line 20" draw:style-name="gr7" draw:text-style-name="P6" draw:layer="layout" svg:x1="20.1cm" svg:y1="3.677cm" svg:x2="20.101cm" svg:y2="9.477cm">
          <text:p/>
        </draw:line>
        <draw:line draw:name="Line 21" draw:style-name="gr7" draw:text-style-name="P6" draw:layer="layout" svg:x1="22.1cm" svg:y1="3.677cm" svg:x2="22.1cm" svg:y2="9.477cm">
          <text:p/>
        </draw:line>
        <draw:line draw:name="Line 22" draw:style-name="gr7" draw:text-style-name="P6" draw:layer="layout" svg:x1="24.1cm" svg:y1="3.677cm" svg:x2="24.101cm" svg:y2="9.477cm">
          <text:p/>
        </draw:line>
        <draw:line draw:name="Line 23" draw:style-name="gr6" draw:text-style-name="P6" draw:layer="layout" svg:x1="26.099cm" svg:y1="2.677cm" svg:x2="26.1cm" svg:y2="9.477cm">
          <text:p/>
        </draw:line>
        <draw:line draw:name="Line 24" draw:style-name="gr7" draw:text-style-name="P6" draw:layer="layout" svg:x1="0.1cm" svg:y1="3.677cm" svg:x2="27.8cm" svg:y2="3.678cm">
          <text:p/>
        </draw:line>
        <draw:custom-shape draw:name="CustomShape 25" draw:style-name="gr24" draw:text-style-name="P5" draw:layer="layout" svg:width="0.775cm" svg:height="0.804cm" svg:x="4.726cm" svg:y="3.777cm">
          <text:p text:style-name="P4"><text:span text:style-name="T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5" draw:text-style-name="P5" draw:layer="layout" svg:width="0.775cm" svg:height="0.804cm" svg:x="6.699cm" svg:y="3.777cm">
          <text:p text:style-name="P4"><text:span text:style-name="T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6" draw:text-style-name="P5" draw:layer="layout" svg:width="0.775cm" svg:height="0.804cm" svg:x="8.7cm" svg:y="3.777cm">
          <text:p text:style-name="P4"><text:span text:style-name="T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7" draw:text-style-name="P5" draw:layer="layout" svg:width="0.775cm" svg:height="0.804cm" svg:x="10.701cm" svg:y="3.777cm">
          <text:p text:style-name="P4"><text:span text:style-name="T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8" draw:text-style-name="P5" draw:layer="layout" svg:width="0.775cm" svg:height="0.804cm" svg:x="12.702cm" svg:y="3.777cm">
          <text:p text:style-name="P4"><text:span text:style-name="T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9" draw:text-style-name="P5" draw:layer="layout" svg:width="0.775cm" svg:height="0.804cm" svg:x="14.703cm" svg:y="3.777cm">
          <text:p text:style-name="P4"><text:span text:style-name="T2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0" draw:text-style-name="P5" draw:layer="layout" svg:width="0.775cm" svg:height="0.804cm" svg:x="16.704cm" svg:y="3.777cm">
          <text:p text:style-name="P4"><text:span text:style-name="T2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1" draw:text-style-name="P5" draw:layer="layout" svg:width="0.775cm" svg:height="0.804cm" svg:x="18.705cm" svg:y="3.777cm">
          <text:p text:style-name="P4"><text:span text:style-name="T2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2" draw:text-style-name="P5" draw:layer="layout" svg:width="1.05cm" svg:height="0.804cm" svg:x="20.606cm" svg:y="3.777cm">
          <text:p text:style-name="P4"><text:span text:style-name="T2">1</text:span><text:span text:style-name="T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3" draw:text-style-name="P5" draw:layer="layout" svg:width="1.05cm" svg:height="0.804cm" svg:x="22.606cm" svg:y="3.777cm">
          <text:p text:style-name="P4"><text:span text:style-name="T2">1</text:span><text:span text:style-name="T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4" draw:text-style-name="P5" draw:layer="layout" svg:width="1.05cm" svg:height="0.804cm" svg:x="24.606cm" svg:y="3.777cm">
          <text:p text:style-name="P4"><text:span text:style-name="T2">1</text:span><text:span text:style-name="T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6" draw:style-name="gr7" draw:text-style-name="P6" draw:layer="layout" svg:x1="0.1cm" svg:y1="2.677cm" svg:x2="27.8cm" svg:y2="2.678cm">
          <text:p/>
        </draw:line>
        <draw:line draw:name="Line 38" draw:style-name="gr7" draw:text-style-name="P6" draw:layer="layout" svg:x1="0.1cm" svg:y1="5.477cm" svg:x2="27.8cm" svg:y2="5.478cm">
          <text:p/>
        </draw:line>
        <draw:line draw:name="Line 39" draw:style-name="gr7" draw:text-style-name="P6" draw:layer="layout" svg:x1="0.1cm" svg:y1="6.277cm" svg:x2="27.8cm" svg:y2="6.278cm">
          <text:p/>
        </draw:line>
        <draw:line draw:name="Line 40" draw:style-name="gr7" draw:text-style-name="P6" draw:layer="layout" svg:x1="0.1cm" svg:y1="7.077cm" svg:x2="27.8cm" svg:y2="7.078cm">
          <text:p/>
        </draw:line>
        <draw:line draw:name="Line 41" draw:style-name="gr7" draw:text-style-name="P6" draw:layer="layout" svg:x1="0.1cm" svg:y1="7.877cm" svg:x2="27.8cm" svg:y2="7.878cm">
          <text:p/>
        </draw:line>
        <draw:line draw:name="Line 42" draw:style-name="gr7" draw:text-style-name="P6" draw:layer="layout" svg:x1="0.1cm" svg:y1="8.677cm" svg:x2="27.8cm" svg:y2="8.678cm">
          <text:p/>
        </draw:line>
        <draw:line draw:name="Line 43" draw:style-name="gr7" draw:text-style-name="P6" draw:layer="layout" svg:x1="0.1cm" svg:y1="9.477cm" svg:x2="27.8cm" svg:y2="9.478cm">
          <text:p/>
        </draw:line>
        <draw:custom-shape draw:name="CustomShape 50" draw:style-name="gr19" draw:text-style-name="P6" draw:layer="layout" svg:width="0.5cm" svg:height="1.134cm" svg:x="17cm" svg:y="2.3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1" draw:style-name="gr7" draw:text-style-name="P6" draw:layer="layout" svg:x1="2.602cm" svg:y1="4.678cm" svg:x2="2.602cm" svg:y2="9.477cm">
          <text:p/>
        </draw:line>
        <draw:line draw:name="Line 52" draw:style-name="gr7" draw:text-style-name="P6" draw:layer="layout" svg:x1="3.102cm" svg:y1="4.677cm" svg:x2="3.103cm" svg:y2="9.477cm">
          <text:p/>
        </draw:line>
        <draw:line draw:name="Line 53" draw:style-name="gr7" draw:text-style-name="P6" draw:layer="layout" svg:x1="3.604cm" svg:y1="4.677cm" svg:x2="3.604cm" svg:y2="9.477cm">
          <text:p/>
        </draw:line>
        <draw:line draw:name="Line 54" draw:style-name="gr7" draw:text-style-name="P6" draw:layer="layout" svg:x1="4.588cm" svg:y1="4.677cm" svg:x2="4.588cm" svg:y2="9.477cm">
          <text:p/>
        </draw:line>
        <draw:line draw:name="Line 55" draw:style-name="gr7" draw:text-style-name="P6" draw:layer="layout" svg:x1="5.088cm" svg:y1="4.677cm" svg:x2="5.089cm" svg:y2="9.477cm">
          <text:p/>
        </draw:line>
        <draw:line draw:name="Line 56" draw:style-name="gr7" draw:text-style-name="P6" draw:layer="layout" svg:x1="5.59cm" svg:y1="4.677cm" svg:x2="5.59cm" svg:y2="9.477cm">
          <text:p/>
        </draw:line>
        <draw:line draw:name="Line 57" draw:style-name="gr7" draw:text-style-name="P6" draw:layer="layout" svg:x1="6.589cm" svg:y1="4.677cm" svg:x2="6.589cm" svg:y2="9.477cm">
          <text:p/>
        </draw:line>
        <draw:line draw:name="Line 58" draw:style-name="gr7" draw:text-style-name="P6" draw:layer="layout" svg:x1="7.09cm" svg:y1="4.677cm" svg:x2="7.09cm" svg:y2="9.477cm">
          <text:p/>
        </draw:line>
        <draw:line draw:name="Line 59" draw:style-name="gr7" draw:text-style-name="P6" draw:layer="layout" svg:x1="7.591cm" svg:y1="4.677cm" svg:x2="7.591cm" svg:y2="9.477cm">
          <text:p/>
        </draw:line>
        <draw:line draw:name="Line 60" draw:style-name="gr7" draw:text-style-name="P6" draw:layer="layout" svg:x1="8.59cm" svg:y1="4.677cm" svg:x2="8.59cm" svg:y2="9.477cm">
          <text:p/>
        </draw:line>
        <draw:line draw:name="Line 61" draw:style-name="gr7" draw:text-style-name="P6" draw:layer="layout" svg:x1="9.09cm" svg:y1="4.677cm" svg:x2="9.091cm" svg:y2="9.477cm">
          <text:p/>
        </draw:line>
        <draw:line draw:name="Line 62" draw:style-name="gr7" draw:text-style-name="P6" draw:layer="layout" svg:x1="9.592cm" svg:y1="4.677cm" svg:x2="9.592cm" svg:y2="9.477cm">
          <text:p/>
        </draw:line>
        <draw:line draw:name="Line 63" draw:style-name="gr7" draw:text-style-name="P6" draw:layer="layout" svg:x1="10.591cm" svg:y1="4.677cm" svg:x2="10.591cm" svg:y2="9.477cm">
          <text:p/>
        </draw:line>
        <draw:line draw:name="Line 64" draw:style-name="gr7" draw:text-style-name="P6" draw:layer="layout" svg:x1="11.091cm" svg:y1="4.678cm" svg:x2="11.092cm" svg:y2="9.477cm">
          <text:p/>
        </draw:line>
        <draw:line draw:name="Line 65" draw:style-name="gr7" draw:text-style-name="P6" draw:layer="layout" svg:x1="11.592cm" svg:y1="4.677cm" svg:x2="11.593cm" svg:y2="9.477cm">
          <text:p/>
        </draw:line>
        <draw:line draw:name="Line 66" draw:style-name="gr7" draw:text-style-name="P6" draw:layer="layout" svg:x1="12.592cm" svg:y1="4.677cm" svg:x2="12.592cm" svg:y2="9.477cm">
          <text:p/>
        </draw:line>
        <draw:line draw:name="Line 67" draw:style-name="gr7" draw:text-style-name="P6" draw:layer="layout" svg:x1="13.092cm" svg:y1="4.677cm" svg:x2="13.093cm" svg:y2="9.477cm">
          <text:p/>
        </draw:line>
        <draw:line draw:name="Line 68" draw:style-name="gr7" draw:text-style-name="P6" draw:layer="layout" svg:x1="13.594cm" svg:y1="4.677cm" svg:x2="13.594cm" svg:y2="9.477cm">
          <text:p/>
        </draw:line>
        <draw:line draw:name="Line 69" draw:style-name="gr7" draw:text-style-name="P6" draw:layer="layout" svg:x1="14.592cm" svg:y1="4.677cm" svg:x2="14.593cm" svg:y2="9.477cm">
          <text:p/>
        </draw:line>
        <draw:line draw:name="Line 70" draw:style-name="gr7" draw:text-style-name="P6" draw:layer="layout" svg:x1="15.094cm" svg:y1="4.677cm" svg:x2="15.094cm" svg:y2="9.477cm">
          <text:p/>
        </draw:line>
        <draw:line draw:name="Line 71" draw:style-name="gr7" draw:text-style-name="P6" draw:layer="layout" svg:x1="15.595cm" svg:y1="4.677cm" svg:x2="15.595cm" svg:y2="9.477cm">
          <text:p/>
        </draw:line>
        <draw:line draw:name="Line 72" draw:style-name="gr7" draw:text-style-name="P6" draw:layer="layout" svg:x1="16.593cm" svg:y1="4.677cm" svg:x2="16.594cm" svg:y2="9.477cm">
          <text:p/>
        </draw:line>
        <draw:line draw:name="Line 73" draw:style-name="gr7" draw:text-style-name="P6" draw:layer="layout" svg:x1="17.094cm" svg:y1="4.677cm" svg:x2="17.095cm" svg:y2="9.477cm">
          <text:p/>
        </draw:line>
        <draw:line draw:name="Line 74" draw:style-name="gr7" draw:text-style-name="P6" draw:layer="layout" svg:x1="17.595cm" svg:y1="4.677cm" svg:x2="17.596cm" svg:y2="9.477cm">
          <text:p/>
        </draw:line>
        <draw:line draw:name="Line 75" draw:style-name="gr7" draw:text-style-name="P6" draw:layer="layout" svg:x1="18.594cm" svg:y1="4.677cm" svg:x2="18.595cm" svg:y2="9.477cm">
          <text:p/>
        </draw:line>
        <draw:line draw:name="Line 76" draw:style-name="gr7" draw:text-style-name="P6" draw:layer="layout" svg:x1="19.096cm" svg:y1="4.678cm" svg:x2="19.096cm" svg:y2="9.477cm">
          <text:p/>
        </draw:line>
        <draw:line draw:name="Line 77" draw:style-name="gr7" draw:text-style-name="P6" draw:layer="layout" svg:x1="19.596cm" svg:y1="4.677cm" svg:x2="19.597cm" svg:y2="9.477cm">
          <text:p/>
        </draw:line>
        <draw:line draw:name="Line 78" draw:style-name="gr7" draw:text-style-name="P6" draw:layer="layout" svg:x1="20.595cm" svg:y1="4.677cm" svg:x2="20.596cm" svg:y2="9.477cm">
          <text:p/>
        </draw:line>
        <draw:line draw:name="Line 79" draw:style-name="gr7" draw:text-style-name="P6" draw:layer="layout" svg:x1="21.095cm" svg:y1="4.677cm" svg:x2="21.096cm" svg:y2="9.477cm">
          <text:p/>
        </draw:line>
        <draw:line draw:name="Line 80" draw:style-name="gr7" draw:text-style-name="P6" draw:layer="layout" svg:x1="21.596cm" svg:y1="4.677cm" svg:x2="21.597cm" svg:y2="9.477cm">
          <text:p/>
        </draw:line>
        <draw:line draw:name="Line 81" draw:style-name="gr7" draw:text-style-name="P6" draw:layer="layout" svg:x1="22.596cm" svg:y1="4.677cm" svg:x2="22.597cm" svg:y2="9.477cm">
          <text:p/>
        </draw:line>
        <draw:line draw:name="Line 82" draw:style-name="gr7" draw:text-style-name="P6" draw:layer="layout" svg:x1="23.097cm" svg:y1="4.677cm" svg:x2="23.098cm" svg:y2="9.477cm">
          <text:p/>
        </draw:line>
        <draw:line draw:name="Line 83" draw:style-name="gr7" draw:text-style-name="P6" draw:layer="layout" svg:x1="23.599cm" svg:y1="4.678cm" svg:x2="23.599cm" svg:y2="9.477cm">
          <text:p/>
        </draw:line>
        <draw:line draw:name="Line 84" draw:style-name="gr7" draw:text-style-name="P6" draw:layer="layout" svg:x1="24.596cm" svg:y1="4.677cm" svg:x2="24.597cm" svg:y2="9.477cm">
          <text:p/>
        </draw:line>
        <draw:line draw:name="Line 85" draw:style-name="gr7" draw:text-style-name="P6" draw:layer="layout" svg:x1="25.098cm" svg:y1="4.677cm" svg:x2="25.098cm" svg:y2="9.477cm">
          <text:p/>
        </draw:line>
        <draw:line draw:name="Line 86" draw:style-name="gr7" draw:text-style-name="P6" draw:layer="layout" svg:x1="25.598cm" svg:y1="4.678cm" svg:x2="25.599cm" svg:y2="9.477cm">
          <text:p/>
        </draw:line>
        <draw:frame draw:style-name="gr21" draw:text-style-name="P9" draw:layer="layout" svg:width="5.138cm" svg:height="0.806cm" svg:x="2.118cm" svg:y="4.678cm">
          <draw:text-box>
            <text:p text:style-name="P8"><text:span text:style-name="T1">Q7 Ubuntu </text:span><text:span text:style-name="T1">16.04 OS</text:span></text:p>
          </draw:text-box>
        </draw:frame>
        <draw:frame draw:style-name="gr21" draw:text-style-name="P11" draw:layer="layout" svg:width="1.467cm" svg:height="0.806cm" svg:x="9.518cm" svg:y="4.678cm">
          <draw:text-box>
            <text:p text:style-name="P10"><text:span text:style-name="T3">4/18</text:span></text:p>
          </draw:text-box>
        </draw:frame>
        <draw:frame draw:style-name="gr21" draw:text-style-name="P9" draw:layer="layout" svg:width="4.939cm" svg:height="0.806cm" svg:x="2.118cm" svg:y="5.478cm">
          <draw:text-box>
            <text:p text:style-name="P8"><text:span text:style-name="T1">Disable </text:span><text:span text:style-name="T1">Sleep </text:span><text:span text:style-name="T1">Mode</text:span></text:p>
          </draw:text-box>
        </draw:frame>
        <draw:frame draw:style-name="gr21" draw:text-style-name="P11" draw:layer="layout" svg:width="1.467cm" svg:height="0.806cm" svg:x="11.918cm" svg:y="5.478cm">
          <draw:text-box>
            <text:p text:style-name="P10"><text:span text:style-name="T3">5/22</text:span></text:p>
          </draw:text-box>
        </draw:frame>
        <draw:custom-shape draw:style-name="gr20" draw:text-style-name="P7" draw:layer="layout" svg:width="0.4cm" svg:height="0.4cm" svg:x="9cm" svg:y="4.9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7" draw:layer="layout" svg:width="0.4cm" svg:height="0.4cm" svg:x="11.401cm" svg:y="5.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9" draw:layer="layout" svg:width="5.993cm" svg:height="0.806cm" svg:x="2.119cm" svg:y="6.278cm">
          <draw:text-box>
            <text:p text:style-name="P8"><text:span text:style-name="T1">Change </text:span><text:span text:style-name="T1">package </text:span><text:span text:style-name="T1">version</text:span></text:p>
          </draw:text-box>
        </draw:frame>
        <draw:custom-shape draw:style-name="gr20" draw:text-style-name="P7" draw:layer="layout" svg:width="0.4cm" svg:height="0.4cm" svg:x="11.602cm" svg:y="6.4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11" draw:layer="layout" svg:width="1.467cm" svg:height="0.806cm" svg:x="12.119cm" svg:y="6.278cm">
          <draw:text-box>
            <text:p text:style-name="P10"><text:span text:style-name="T3">5/26</text:span></text:p>
          </draw:text-box>
        </draw:frame>
        <draw:frame presentation:style-name="pr4" draw:text-style-name="P13" draw:layer="layout" svg:width="6.8cm" svg:height="8.4cm" svg:x="14.3cm" svg:y="10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2"><text:span text:style-name="T1">php 7.1.3 </text:span><text:span text:style-name="T1">相關模</text:span><text:span text:style-name="T1">組</text:span></text:p>
                    <text:list>
                      <text:list-item>
                        <text:p text:style-name="P12"><text:span text:style-name="T1">iconv</text:span></text:p>
                      </text:list-item>
                      <text:list-item>
                        <text:p text:style-name="P12"><text:span text:style-name="T1">json</text:span></text:p>
                      </text:list-item>
                      <text:list-item>
                        <text:p text:style-name="P12"><text:span text:style-name="T1">libxml</text:span></text:p>
                      </text:list-item>
                      <text:list-item>
                        <text:p text:style-name="P12"><text:span text:style-name="T1">mbstring</text:span></text:p>
                      </text:list-item>
                      <text:list-item>
                        <text:p text:style-name="P12"><text:span text:style-name="T1">openssl</text:span></text:p>
                      </text:list-item>
                      <text:list-item>
                        <text:p text:style-name="P12"><text:span text:style-name="T1">pcntl</text:span></text:p>
                      </text:list-item>
                      <text:list-item>
                        <text:p text:style-name="P12"><text:span text:style-name="T1">pcre</text:span></text:p>
                      </text:list-item>
                      <text:list-item>
                        <text:p text:style-name="P12"><text:span text:style-name="T1">PDO</text:span></text:p>
                      </text:list-item>
                      <text:list-item>
                        <text:p text:style-name="P12"><text:span text:style-name="T1">pdo_sqlite</text:span></text:p>
                      </text:list-item>
                      <text:list-item>
                        <text:p text:style-name="P12"><text:span text:style-name="T1">pdo_mysql</text:span></text:p>
                      </text:list-item>
                      <text:list-item>
                        <text:p text:style-name="P12"><text:span text:style-name="T1">mysqlnd</text:span></text:p>
                      </text:list-item>
                      <text:list-item>
                        <text:p text:style-name="P12"><text:span text:style-name="T1">Phar</text:span></text:p>
                      </text:list-item>
                      <text:list-item>
                        <text:p text:style-name="P12"><text:span text:style-name="T1">posix</text:span></text:p>
                      </text:list-item>
                      <text:list-item>
                        <text:p text:style-name="P12"><text:span text:style-name="T1">readlin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3" draw:layer="layout" svg:width="6.8cm" svg:height="8.4cm" svg:x="20.5cm" svg:y="10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2"><text:span text:style-name="T1">php 7.1.3 </text:span><text:span text:style-name="T1">相關模</text:span><text:span text:style-name="T1">組</text:span></text:p>
                    <text:list>
                      <text:list-item>
                        <text:p text:style-name="P12"><text:span text:style-name="T1">Reflection</text:span></text:p>
                      </text:list-item>
                      <text:list-item>
                        <text:p text:style-name="P12"><text:span text:style-name="T1">session</text:span></text:p>
                      </text:list-item>
                      <text:list-item>
                        <text:p text:style-name="P12"><text:span text:style-name="T1">shmop</text:span></text:p>
                      </text:list-item>
                      <text:list-item>
                        <text:p text:style-name="P12"><text:span text:style-name="T1">sockets</text:span></text:p>
                      </text:list-item>
                      <text:list-item>
                        <text:p text:style-name="P12"><text:span text:style-name="T1">SPL</text:span></text:p>
                      </text:list-item>
                      <text:list-item>
                        <text:p text:style-name="P12"><text:span text:style-name="T1">sqlite3</text:span></text:p>
                      </text:list-item>
                      <text:list-item>
                        <text:p text:style-name="P12"><text:span text:style-name="T1">standard</text:span></text:p>
                      </text:list-item>
                      <text:list-item>
                        <text:p text:style-name="P12"><text:span text:style-name="T1">sysvmsg</text:span></text:p>
                      </text:list-item>
                      <text:list-item>
                        <text:p text:style-name="P12"><text:span text:style-name="T1">sysvsem</text:span></text:p>
                      </text:list-item>
                      <text:list-item>
                        <text:p text:style-name="P12"><text:span text:style-name="T1">sysvshm</text:span></text:p>
                      </text:list-item>
                      <text:list-item>
                        <text:p text:style-name="P12"><text:span text:style-name="T1">tokenizer</text:span></text:p>
                      </text:list-item>
                      <text:list-item>
                        <text:p text:style-name="P12"><text:span text:style-name="T1">Zend </text:span><text:span text:style-name="T1">OPcache</text:span></text:p>
                      </text:list-item>
                      <text:list-item>
                        <text:p text:style-name="P12"><text:span text:style-name="T1">zlib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_20_1" presentation:presentation-page-layout-name="AL2T3">
        <draw:frame presentation:style-name="pr6" draw:layer="layout" svg:width="19cm" svg:height="1.596cm" svg:x="1.4cm" svg:y="0.404cm" presentation:class="title" presentation:user-transformed="true">
          <draw:text-box>
            <text:p>LifePlus – Mini Pos</text:p>
          </draw:text-box>
        </draw:frame>
        <draw:custom-shape draw:name="CustomShape 2" draw:style-name="gr2" draw:text-style-name="P3" draw:layer="layout" svg:width="1.998cm" svg:height="5.799cm" svg:x="24.1cm" svg:y="3.6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1.998cm" svg:height="5.799cm" svg:x="20.1cm" svg:y="3.6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3" draw:layer="layout" svg:width="1.998cm" svg:height="5.798cm" svg:x="16.1cm" svg:y="3.6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1.998cm" svg:height="5.799cm" svg:x="12.1cm" svg:y="3.6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3" draw:layer="layout" svg:width="1.998cm" svg:height="5.799cm" svg:x="8.1cm" svg:y="3.6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" draw:text-style-name="P3" draw:layer="layout" svg:width="1.998cm" svg:height="5.798cm" svg:x="4.1cm" svg:y="3.6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5" draw:text-style-name="P5" draw:layer="layout" svg:width="1.601cm" svg:height="0.804cm" svg:x="13.293cm" svg:y="2.79cm">
          <text:p text:style-name="P4"><text:span text:style-name="T2">2</text:span><text:span text:style-name="T2">0</text:span><text:span text:style-name="T2">1</text:span><text:span text:style-name="T2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6" draw:text-style-name="P5" draw:layer="layout" svg:width="0.775cm" svg:height="0.804cm" svg:x="2.697cm" svg:y="3.79cm">
          <text:p text:style-name="P4"><text:span text:style-name="T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6" draw:text-style-name="P6" draw:layer="layout" svg:x1="0.1cm" svg:y1="4.69cm" svg:x2="27.8cm" svg:y2="4.691cm">
          <text:p/>
        </draw:line>
        <draw:line draw:name="Line 11" draw:style-name="gr6" draw:text-style-name="P6" draw:layer="layout" svg:x1="2.1cm" svg:y1="2.69cm" svg:x2="2.101cm" svg:y2="9.49cm">
          <text:p/>
        </draw:line>
        <draw:line draw:name="Line 12" draw:style-name="gr7" draw:text-style-name="P6" draw:layer="layout" svg:x1="4.101cm" svg:y1="3.69cm" svg:x2="4.101cm" svg:y2="9.49cm">
          <text:p/>
        </draw:line>
        <draw:line draw:name="Line 13" draw:style-name="gr7" draw:text-style-name="P6" draw:layer="layout" svg:x1="6.098cm" svg:y1="3.691cm" svg:x2="6.101cm" svg:y2="9.49cm">
          <text:p/>
        </draw:line>
        <draw:line draw:name="Line 14" draw:style-name="gr7" draw:text-style-name="P6" draw:layer="layout" svg:x1="8.1cm" svg:y1="3.69cm" svg:x2="8.101cm" svg:y2="9.49cm">
          <text:p/>
        </draw:line>
        <draw:line draw:name="Line 15" draw:style-name="gr7" draw:text-style-name="P6" draw:layer="layout" svg:x1="10.098cm" svg:y1="3.69cm" svg:x2="10.101cm" svg:y2="9.49cm">
          <text:p/>
        </draw:line>
        <draw:line draw:name="Line 16" draw:style-name="gr7" draw:text-style-name="P6" draw:layer="layout" svg:x1="12.1cm" svg:y1="3.69cm" svg:x2="12.101cm" svg:y2="9.49cm">
          <text:p/>
        </draw:line>
        <draw:line draw:name="Line 17" draw:style-name="gr7" draw:text-style-name="P6" draw:layer="layout" svg:x1="14.101cm" svg:y1="3.691cm" svg:x2="14.101cm" svg:y2="9.49cm">
          <text:p/>
        </draw:line>
        <draw:line draw:name="Line 18" draw:style-name="gr7" draw:text-style-name="P6" draw:layer="layout" svg:x1="16.101cm" svg:y1="3.691cm" svg:x2="16.101cm" svg:y2="9.49cm">
          <text:p/>
        </draw:line>
        <draw:line draw:name="Line 19" draw:style-name="gr7" draw:text-style-name="P6" draw:layer="layout" svg:x1="18.101cm" svg:y1="3.69cm" svg:x2="18.101cm" svg:y2="9.49cm">
          <text:p/>
        </draw:line>
        <draw:line draw:name="Line 20" draw:style-name="gr7" draw:text-style-name="P6" draw:layer="layout" svg:x1="20.1cm" svg:y1="3.69cm" svg:x2="20.101cm" svg:y2="9.49cm">
          <text:p/>
        </draw:line>
        <draw:line draw:name="Line 21" draw:style-name="gr7" draw:text-style-name="P6" draw:layer="layout" svg:x1="22.1cm" svg:y1="3.69cm" svg:x2="22.1cm" svg:y2="9.49cm">
          <text:p/>
        </draw:line>
        <draw:line draw:name="Line 22" draw:style-name="gr7" draw:text-style-name="P6" draw:layer="layout" svg:x1="24.1cm" svg:y1="3.69cm" svg:x2="24.101cm" svg:y2="9.49cm">
          <text:p/>
        </draw:line>
        <draw:line draw:name="Line 23" draw:style-name="gr6" draw:text-style-name="P6" draw:layer="layout" svg:x1="26.099cm" svg:y1="2.69cm" svg:x2="26.1cm" svg:y2="9.49cm">
          <text:p/>
        </draw:line>
        <draw:line draw:name="Line 24" draw:style-name="gr7" draw:text-style-name="P6" draw:layer="layout" svg:x1="0.1cm" svg:y1="3.69cm" svg:x2="27.8cm" svg:y2="3.691cm">
          <text:p/>
        </draw:line>
        <draw:custom-shape draw:name="CustomShape 25" draw:style-name="gr37" draw:text-style-name="P5" draw:layer="layout" svg:width="0.775cm" svg:height="0.804cm" svg:x="4.726cm" svg:y="3.79cm">
          <text:p text:style-name="P4"><text:span text:style-name="T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8" draw:text-style-name="P5" draw:layer="layout" svg:width="0.775cm" svg:height="0.804cm" svg:x="6.699cm" svg:y="3.79cm">
          <text:p text:style-name="P4"><text:span text:style-name="T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9" draw:text-style-name="P5" draw:layer="layout" svg:width="0.775cm" svg:height="0.804cm" svg:x="8.7cm" svg:y="3.79cm">
          <text:p text:style-name="P4"><text:span text:style-name="T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0" draw:text-style-name="P5" draw:layer="layout" svg:width="0.775cm" svg:height="0.804cm" svg:x="10.701cm" svg:y="3.79cm">
          <text:p text:style-name="P4"><text:span text:style-name="T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1" draw:text-style-name="P5" draw:layer="layout" svg:width="0.775cm" svg:height="0.804cm" svg:x="12.702cm" svg:y="3.79cm">
          <text:p text:style-name="P4"><text:span text:style-name="T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2" draw:text-style-name="P5" draw:layer="layout" svg:width="0.775cm" svg:height="0.804cm" svg:x="14.703cm" svg:y="3.79cm">
          <text:p text:style-name="P4"><text:span text:style-name="T2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43" draw:text-style-name="P5" draw:layer="layout" svg:width="0.775cm" svg:height="0.804cm" svg:x="16.704cm" svg:y="3.79cm">
          <text:p text:style-name="P4"><text:span text:style-name="T2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44" draw:text-style-name="P5" draw:layer="layout" svg:width="0.775cm" svg:height="0.804cm" svg:x="18.705cm" svg:y="3.79cm">
          <text:p text:style-name="P4"><text:span text:style-name="T2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45" draw:text-style-name="P5" draw:layer="layout" svg:width="1.05cm" svg:height="0.804cm" svg:x="20.606cm" svg:y="3.79cm">
          <text:p text:style-name="P4"><text:span text:style-name="T2">1</text:span><text:span text:style-name="T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46" draw:text-style-name="P5" draw:layer="layout" svg:width="1.05cm" svg:height="0.804cm" svg:x="22.606cm" svg:y="3.79cm">
          <text:p text:style-name="P4"><text:span text:style-name="T2">1</text:span><text:span text:style-name="T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47" draw:text-style-name="P5" draw:layer="layout" svg:width="1.05cm" svg:height="0.804cm" svg:x="24.606cm" svg:y="3.79cm">
          <text:p text:style-name="P4"><text:span text:style-name="T2">1</text:span><text:span text:style-name="T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6" draw:style-name="gr7" draw:text-style-name="P6" draw:layer="layout" svg:x1="0.1cm" svg:y1="2.69cm" svg:x2="27.8cm" svg:y2="2.691cm">
          <text:p/>
        </draw:line>
        <draw:line draw:name="Line 38" draw:style-name="gr7" draw:text-style-name="P6" draw:layer="layout" svg:x1="0.1cm" svg:y1="5.49cm" svg:x2="27.8cm" svg:y2="5.491cm">
          <text:p/>
        </draw:line>
        <draw:line draw:name="Line 39" draw:style-name="gr7" draw:text-style-name="P6" draw:layer="layout" svg:x1="0.1cm" svg:y1="6.29cm" svg:x2="27.8cm" svg:y2="6.291cm">
          <text:p/>
        </draw:line>
        <draw:line draw:name="Line 40" draw:style-name="gr7" draw:text-style-name="P6" draw:layer="layout" svg:x1="0.1cm" svg:y1="7.09cm" svg:x2="27.8cm" svg:y2="7.091cm">
          <text:p/>
        </draw:line>
        <draw:line draw:name="Line 41" draw:style-name="gr7" draw:text-style-name="P6" draw:layer="layout" svg:x1="0.1cm" svg:y1="7.89cm" svg:x2="27.8cm" svg:y2="7.891cm">
          <text:p/>
        </draw:line>
        <draw:line draw:name="Line 42" draw:style-name="gr7" draw:text-style-name="P6" draw:layer="layout" svg:x1="0.1cm" svg:y1="8.69cm" svg:x2="27.8cm" svg:y2="8.691cm">
          <text:p/>
        </draw:line>
        <draw:line draw:name="Line 43" draw:style-name="gr7" draw:text-style-name="P6" draw:layer="layout" svg:x1="0.1cm" svg:y1="9.49cm" svg:x2="27.8cm" svg:y2="9.491cm">
          <text:p/>
        </draw:line>
        <draw:custom-shape draw:name="CustomShape 50" draw:style-name="gr19" draw:text-style-name="P6" draw:layer="layout" svg:width="0.5cm" svg:height="1.134cm" svg:x="17cm" svg:y="2.3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1" draw:style-name="gr7" draw:text-style-name="P6" draw:layer="layout" svg:x1="2.602cm" svg:y1="4.691cm" svg:x2="2.602cm" svg:y2="9.49cm">
          <text:p/>
        </draw:line>
        <draw:line draw:name="Line 52" draw:style-name="gr7" draw:text-style-name="P6" draw:layer="layout" svg:x1="3.102cm" svg:y1="4.69cm" svg:x2="3.103cm" svg:y2="9.49cm">
          <text:p/>
        </draw:line>
        <draw:line draw:name="Line 53" draw:style-name="gr7" draw:text-style-name="P6" draw:layer="layout" svg:x1="3.604cm" svg:y1="4.69cm" svg:x2="3.604cm" svg:y2="9.49cm">
          <text:p/>
        </draw:line>
        <draw:line draw:name="Line 54" draw:style-name="gr7" draw:text-style-name="P6" draw:layer="layout" svg:x1="4.588cm" svg:y1="4.69cm" svg:x2="4.588cm" svg:y2="9.49cm">
          <text:p/>
        </draw:line>
        <draw:line draw:name="Line 55" draw:style-name="gr7" draw:text-style-name="P6" draw:layer="layout" svg:x1="5.088cm" svg:y1="4.69cm" svg:x2="5.089cm" svg:y2="9.49cm">
          <text:p/>
        </draw:line>
        <draw:line draw:name="Line 56" draw:style-name="gr7" draw:text-style-name="P6" draw:layer="layout" svg:x1="5.59cm" svg:y1="4.69cm" svg:x2="5.59cm" svg:y2="9.49cm">
          <text:p/>
        </draw:line>
        <draw:line draw:name="Line 57" draw:style-name="gr7" draw:text-style-name="P6" draw:layer="layout" svg:x1="6.589cm" svg:y1="4.69cm" svg:x2="6.589cm" svg:y2="9.49cm">
          <text:p/>
        </draw:line>
        <draw:line draw:name="Line 58" draw:style-name="gr7" draw:text-style-name="P6" draw:layer="layout" svg:x1="7.09cm" svg:y1="4.69cm" svg:x2="7.09cm" svg:y2="9.49cm">
          <text:p/>
        </draw:line>
        <draw:line draw:name="Line 59" draw:style-name="gr7" draw:text-style-name="P6" draw:layer="layout" svg:x1="7.591cm" svg:y1="4.69cm" svg:x2="7.591cm" svg:y2="9.49cm">
          <text:p/>
        </draw:line>
        <draw:line draw:name="Line 60" draw:style-name="gr7" draw:text-style-name="P6" draw:layer="layout" svg:x1="8.59cm" svg:y1="4.69cm" svg:x2="8.59cm" svg:y2="9.49cm">
          <text:p/>
        </draw:line>
        <draw:line draw:name="Line 61" draw:style-name="gr7" draw:text-style-name="P6" draw:layer="layout" svg:x1="9.09cm" svg:y1="4.69cm" svg:x2="9.091cm" svg:y2="9.49cm">
          <text:p/>
        </draw:line>
        <draw:line draw:name="Line 62" draw:style-name="gr7" draw:text-style-name="P6" draw:layer="layout" svg:x1="9.592cm" svg:y1="4.69cm" svg:x2="9.592cm" svg:y2="9.49cm">
          <text:p/>
        </draw:line>
        <draw:line draw:name="Line 63" draw:style-name="gr7" draw:text-style-name="P6" draw:layer="layout" svg:x1="10.591cm" svg:y1="4.69cm" svg:x2="10.591cm" svg:y2="9.49cm">
          <text:p/>
        </draw:line>
        <draw:line draw:name="Line 64" draw:style-name="gr7" draw:text-style-name="P6" draw:layer="layout" svg:x1="11.091cm" svg:y1="4.691cm" svg:x2="11.092cm" svg:y2="9.49cm">
          <text:p/>
        </draw:line>
        <draw:line draw:name="Line 65" draw:style-name="gr7" draw:text-style-name="P6" draw:layer="layout" svg:x1="11.592cm" svg:y1="4.69cm" svg:x2="11.593cm" svg:y2="9.49cm">
          <text:p/>
        </draw:line>
        <draw:line draw:name="Line 66" draw:style-name="gr7" draw:text-style-name="P6" draw:layer="layout" svg:x1="12.592cm" svg:y1="4.69cm" svg:x2="12.592cm" svg:y2="9.49cm">
          <text:p/>
        </draw:line>
        <draw:line draw:name="Line 67" draw:style-name="gr7" draw:text-style-name="P6" draw:layer="layout" svg:x1="13.092cm" svg:y1="4.69cm" svg:x2="13.093cm" svg:y2="9.49cm">
          <text:p/>
        </draw:line>
        <draw:line draw:name="Line 68" draw:style-name="gr7" draw:text-style-name="P6" draw:layer="layout" svg:x1="13.594cm" svg:y1="4.69cm" svg:x2="13.594cm" svg:y2="9.49cm">
          <text:p/>
        </draw:line>
        <draw:line draw:name="Line 69" draw:style-name="gr7" draw:text-style-name="P6" draw:layer="layout" svg:x1="14.592cm" svg:y1="4.69cm" svg:x2="14.593cm" svg:y2="9.49cm">
          <text:p/>
        </draw:line>
        <draw:line draw:name="Line 70" draw:style-name="gr7" draw:text-style-name="P6" draw:layer="layout" svg:x1="15.094cm" svg:y1="4.69cm" svg:x2="15.094cm" svg:y2="9.49cm">
          <text:p/>
        </draw:line>
        <draw:line draw:name="Line 71" draw:style-name="gr7" draw:text-style-name="P6" draw:layer="layout" svg:x1="15.595cm" svg:y1="4.69cm" svg:x2="15.595cm" svg:y2="9.49cm">
          <text:p/>
        </draw:line>
        <draw:line draw:name="Line 72" draw:style-name="gr7" draw:text-style-name="P6" draw:layer="layout" svg:x1="16.593cm" svg:y1="4.69cm" svg:x2="16.594cm" svg:y2="9.49cm">
          <text:p/>
        </draw:line>
        <draw:line draw:name="Line 73" draw:style-name="gr7" draw:text-style-name="P6" draw:layer="layout" svg:x1="17.094cm" svg:y1="4.69cm" svg:x2="17.095cm" svg:y2="9.49cm">
          <text:p/>
        </draw:line>
        <draw:line draw:name="Line 74" draw:style-name="gr7" draw:text-style-name="P6" draw:layer="layout" svg:x1="17.595cm" svg:y1="4.69cm" svg:x2="17.596cm" svg:y2="9.49cm">
          <text:p/>
        </draw:line>
        <draw:line draw:name="Line 75" draw:style-name="gr7" draw:text-style-name="P6" draw:layer="layout" svg:x1="18.594cm" svg:y1="4.69cm" svg:x2="18.595cm" svg:y2="9.49cm">
          <text:p/>
        </draw:line>
        <draw:line draw:name="Line 76" draw:style-name="gr7" draw:text-style-name="P6" draw:layer="layout" svg:x1="19.096cm" svg:y1="4.691cm" svg:x2="19.096cm" svg:y2="9.49cm">
          <text:p/>
        </draw:line>
        <draw:line draw:name="Line 77" draw:style-name="gr7" draw:text-style-name="P6" draw:layer="layout" svg:x1="19.596cm" svg:y1="4.69cm" svg:x2="19.597cm" svg:y2="9.49cm">
          <text:p/>
        </draw:line>
        <draw:line draw:name="Line 78" draw:style-name="gr7" draw:text-style-name="P6" draw:layer="layout" svg:x1="20.595cm" svg:y1="4.69cm" svg:x2="20.596cm" svg:y2="9.49cm">
          <text:p/>
        </draw:line>
        <draw:line draw:name="Line 79" draw:style-name="gr7" draw:text-style-name="P6" draw:layer="layout" svg:x1="21.095cm" svg:y1="4.69cm" svg:x2="21.096cm" svg:y2="9.49cm">
          <text:p/>
        </draw:line>
        <draw:line draw:name="Line 80" draw:style-name="gr7" draw:text-style-name="P6" draw:layer="layout" svg:x1="21.596cm" svg:y1="4.69cm" svg:x2="21.597cm" svg:y2="9.49cm">
          <text:p/>
        </draw:line>
        <draw:line draw:name="Line 81" draw:style-name="gr7" draw:text-style-name="P6" draw:layer="layout" svg:x1="22.596cm" svg:y1="4.69cm" svg:x2="22.597cm" svg:y2="9.49cm">
          <text:p/>
        </draw:line>
        <draw:line draw:name="Line 82" draw:style-name="gr7" draw:text-style-name="P6" draw:layer="layout" svg:x1="23.097cm" svg:y1="4.69cm" svg:x2="23.098cm" svg:y2="9.49cm">
          <text:p/>
        </draw:line>
        <draw:line draw:name="Line 83" draw:style-name="gr7" draw:text-style-name="P6" draw:layer="layout" svg:x1="23.599cm" svg:y1="4.691cm" svg:x2="23.599cm" svg:y2="9.49cm">
          <text:p/>
        </draw:line>
        <draw:line draw:name="Line 84" draw:style-name="gr7" draw:text-style-name="P6" draw:layer="layout" svg:x1="24.596cm" svg:y1="4.69cm" svg:x2="24.597cm" svg:y2="9.49cm">
          <text:p/>
        </draw:line>
        <draw:line draw:name="Line 85" draw:style-name="gr7" draw:text-style-name="P6" draw:layer="layout" svg:x1="25.098cm" svg:y1="4.69cm" svg:x2="25.098cm" svg:y2="9.49cm">
          <text:p/>
        </draw:line>
        <draw:line draw:name="Line 86" draw:style-name="gr7" draw:text-style-name="P6" draw:layer="layout" svg:x1="25.598cm" svg:y1="4.691cm" svg:x2="25.599cm" svg:y2="9.49cm">
          <text:p/>
        </draw:line>
        <draw:frame draw:style-name="gr21" draw:text-style-name="P9" draw:layer="layout" svg:width="3.474cm" svg:height="0.747cm" svg:x="2.118cm" svg:y="4.691cm">
          <draw:text-box>
            <text:p text:style-name="P8"><text:span text:style-name="T1">開</text:span><text:span text:style-name="T1">發</text:span><text:span text:style-name="T1">環</text:span><text:span text:style-name="T1">境</text:span><text:span text:style-name="T1">建</text:span><text:span text:style-name="T1">立</text:span></text:p>
          </draw:text-box>
        </draw:frame>
        <draw:frame draw:style-name="gr21" draw:text-style-name="P9" draw:layer="layout" svg:width="4.729cm" svg:height="0.806cm" svg:x="2.118cm" svg:y="5.491cm">
          <draw:text-box>
            <text:p text:style-name="P8"><text:span text:style-name="T1">雙</text:span><text:span text:style-name="T1">螢</text:span><text:span text:style-name="T1">幕</text:span><text:span text:style-name="T1">輸</text:span><text:span text:style-name="T1">出</text:span><text:span text:style-name="T1">&amp;</text:span><text:span text:style-name="T1">T</text:span><text:span text:style-name="T1">o</text:span><text:span text:style-name="T1">u</text:span><text:span text:style-name="T1">c</text:span><text:span text:style-name="T1">h</text:span></text:p>
          </draw:text-box>
        </draw:frame>
        <draw:frame draw:style-name="gr21" draw:text-style-name="P9" draw:layer="layout" svg:width="2.483cm" svg:height="0.747cm" svg:x="2.119cm" svg:y="6.291cm">
          <draw:text-box>
            <text:p text:style-name="P8"><text:span text:style-name="T1">聲</text:span><text:span text:style-name="T1">音</text:span><text:span text:style-name="T1">驅</text:span><text:span text:style-name="T1">動</text:span></text:p>
          </draw:text-box>
        </draw:frame>
        <draw:frame draw:style-name="gr21" draw:text-style-name="P9" draw:layer="layout" svg:width="4.977cm" svg:height="0.806cm" svg:x="2.12cm" svg:y="7.092cm">
          <draw:text-box>
            <text:p text:style-name="P8"><text:span text:style-name="T1">Doc</text:span><text:span text:style-name="T1">king </text:span><text:span text:style-name="T1">Con</text:span><text:span text:style-name="T1">nect</text:span><text:span text:style-name="T1">ed </text:span></text:p>
          </draw:text-box>
        </draw:frame>
        <draw:frame draw:style-name="gr21" draw:text-style-name="P9" draw:layer="layout" svg:width="5.658cm" svg:height="0.806cm" svg:x="2.121cm" svg:y="7.892cm">
          <draw:text-box>
            <text:p text:style-name="P8"><text:span text:style-name="T1">WiFi &amp; Bluetooth Driver</text:span></text:p>
          </draw:text-box>
        </draw:frame>
        <draw:custom-shape draw:style-name="gr48" draw:text-style-name="P7" draw:layer="layout" svg:width="0.492cm" svg:height="0.49cm" svg:x="12.1cm" svg:y="4.8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7" draw:layer="layout" svg:width="0.492cm" svg:height="0.49cm" svg:x="12.601cm" svg:y="5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7" draw:layer="layout" svg:width="0.492cm" svg:height="0.49cm" svg:x="13.102cm" svg:y="6.4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7" draw:layer="layout" svg:width="0.492cm" svg:height="0.49cm" svg:x="13.603cm" svg:y="7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7" draw:layer="layout" svg:width="0.492cm" svg:height="0.49cm" svg:x="14.104cm" svg:y="8.0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9" draw:layer="layout" svg:width="3.969cm" svg:height="0.747cm" svg:x="2.121cm" svg:y="8.692cm">
          <draw:text-box>
            <text:p text:style-name="P8"><text:span text:style-name="T1">驗</text:span><text:span text:style-name="T1">證</text:span><text:span text:style-name="T1">測</text:span><text:span text:style-name="T1">試</text:span><text:span text:style-name="T1">＆</text:span><text:span text:style-name="T1">修</text:span><text:span text:style-name="T1">整</text:span></text:p>
          </draw:text-box>
        </draw:frame>
        <draw:custom-shape draw:style-name="gr49" draw:text-style-name="P7" draw:layer="layout" svg:width="1.496cm" svg:height="0.49cm" svg:x="14.605cm" svg:y="8.8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1" draw:layer="layout" svg:width="1.467cm" svg:height="0.806cm" svg:x="16.12cm" svg:y="8.678cm">
          <draw:text-box>
            <text:p text:style-name="P10"><text:span text:style-name="T3">7/31</text:span></text:p>
          </draw:text-box>
        </draw:frame>
        <draw:frame presentation:style-name="pr3" draw:text-style-name="P2" draw:layer="layout" svg:width="12.297cm" svg:height="8.4cm" svg:x="1.401cm" svg:y="10cm" presentation:class="outline" presentation:user-transformed="true">
          <draw:text-box>
            <text:list text:style-name="L2">
              <text:list-item>
                <text:p text:style-name="P2"><text:span text:style-name="T1">客戶需求</text:span></text:p>
                <text:list>
                  <text:list-item>
                    <text:p text:style-name="P2"><text:span text:style-name="T1">Ubuntu 16.04 OS</text:span></text:p>
                  </text:list-item>
                  <text:list-item>
                    <text:p text:style-name="P2"><text:span text:style-name="T1">Dual Screen </text:span><text:span text:style-name="T1">Output</text:span></text:p>
                  </text:list-item>
                  <text:list-item>
                    <text:p text:style-name="P2"><text:span text:style-name="T1">Touch Driver</text:span></text:p>
                  </text:list-item>
                  <text:list-item>
                    <text:p text:style-name="P2"><text:span text:style-name="T1">Sound Driver</text:span></text:p>
                  </text:list-item>
                  <text:list-item>
                    <text:p text:style-name="P2"><text:span text:style-name="T1">Docking connected </text:span><text:span text:style-name="T1">check</text:span></text:p>
                  </text:list-item>
                  <text:list-item>
                    <text:p text:style-name="P2"><text:span text:style-name="T1">Wifi &amp; Bluetooth </text:span><text:span text:style-name="T1">Dri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_20_2"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_20_1">
        <draw:g>
          <draw:custom-shape draw:name="CustomShape 2" draw:style-name="gr50" draw:text-style-name="P3" draw:layer="layout" svg:width="1.998cm" svg:height="13.998cm" svg:x="23.9cm" svg:y="3.65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50" draw:text-style-name="P3" draw:layer="layout" svg:width="1.998cm" svg:height="13.998cm" svg:x="19.9cm" svg:y="3.65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50" draw:text-style-name="P3" draw:layer="layout" svg:width="1.998cm" svg:height="13.998cm" svg:x="15.9cm" svg:y="3.65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50" draw:text-style-name="P3" draw:layer="layout" svg:width="1.998cm" svg:height="13.998cm" svg:x="11.9cm" svg:y="3.65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50" draw:text-style-name="P3" draw:layer="layout" svg:width="1.998cm" svg:height="13.998cm" svg:x="7.9cm" svg:y="3.65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" draw:style-name="gr50" draw:text-style-name="P3" draw:layer="layout" svg:width="1.998cm" svg:height="13.998cm" svg:x="3.9cm" svg:y="3.65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51" draw:text-style-name="P5" draw:layer="layout" svg:width="1.601cm" svg:height="0.804cm" svg:x="13.093cm" svg:y="2.751cm">
            <text:p text:style-name="P4"><text:span text:style-name="T2">201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52" draw:text-style-name="P5" draw:layer="layout" svg:width="0.775cm" svg:height="0.804cm" svg:x="2.497cm" svg:y="3.751cm">
            <text:p text:style-name="P4"><text:span text:style-name="T2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6" draw:text-style-name="P6" draw:layer="layout" svg:x1="-0.1cm" svg:y1="4.651cm" svg:x2="27.6cm" svg:y2="4.652cm">
            <text:p/>
          </draw:line>
          <draw:line draw:name="Line 11" draw:style-name="gr6" draw:text-style-name="P6" draw:layer="layout" svg:x1="1.9cm" svg:y1="2.651cm" svg:x2="1.901cm" svg:y2="17.651cm">
            <text:p/>
          </draw:line>
          <draw:line draw:name="Line 12" draw:style-name="gr7" draw:text-style-name="P6" draw:layer="layout" svg:x1="3.9cm" svg:y1="3.651cm" svg:x2="3.901cm" svg:y2="17.651cm">
            <text:p/>
          </draw:line>
          <draw:line draw:name="Line 13" draw:style-name="gr7" draw:text-style-name="P6" draw:layer="layout" svg:x1="5.9cm" svg:y1="3.651cm" svg:x2="5.901cm" svg:y2="17.651cm">
            <text:p/>
          </draw:line>
          <draw:line draw:name="Line 14" draw:style-name="gr7" draw:text-style-name="P6" draw:layer="layout" svg:x1="7.9cm" svg:y1="3.651cm" svg:x2="7.901cm" svg:y2="17.651cm">
            <text:p/>
          </draw:line>
          <draw:line draw:name="Line 15" draw:style-name="gr7" draw:text-style-name="P6" draw:layer="layout" svg:x1="9.9cm" svg:y1="3.651cm" svg:x2="9.901cm" svg:y2="17.651cm">
            <text:p/>
          </draw:line>
          <draw:line draw:name="Line 16" draw:style-name="gr7" draw:text-style-name="P6" draw:layer="layout" svg:x1="11.9cm" svg:y1="3.651cm" svg:x2="11.901cm" svg:y2="17.651cm">
            <text:p/>
          </draw:line>
          <draw:line draw:name="Line 17" draw:style-name="gr7" draw:text-style-name="P6" draw:layer="layout" svg:x1="13.9cm" svg:y1="3.651cm" svg:x2="13.901cm" svg:y2="17.651cm">
            <text:p/>
          </draw:line>
          <draw:line draw:name="Line 18" draw:style-name="gr7" draw:text-style-name="P6" draw:layer="layout" svg:x1="15.9cm" svg:y1="3.651cm" svg:x2="15.901cm" svg:y2="17.651cm">
            <text:p/>
          </draw:line>
          <draw:line draw:name="Line 19" draw:style-name="gr7" draw:text-style-name="P6" draw:layer="layout" svg:x1="17.9cm" svg:y1="3.651cm" svg:x2="17.901cm" svg:y2="17.651cm">
            <text:p/>
          </draw:line>
          <draw:line draw:name="Line 20" draw:style-name="gr7" draw:text-style-name="P6" draw:layer="layout" svg:x1="19.9cm" svg:y1="3.651cm" svg:x2="19.901cm" svg:y2="17.651cm">
            <text:p/>
          </draw:line>
          <draw:line draw:name="Line 21" draw:style-name="gr7" draw:text-style-name="P6" draw:layer="layout" svg:x1="21.9cm" svg:y1="3.651cm" svg:x2="21.901cm" svg:y2="17.651cm">
            <text:p/>
          </draw:line>
          <draw:line draw:name="Line 22" draw:style-name="gr7" draw:text-style-name="P6" draw:layer="layout" svg:x1="23.9cm" svg:y1="3.651cm" svg:x2="23.901cm" svg:y2="17.651cm">
            <text:p/>
          </draw:line>
          <draw:line draw:name="Line 23" draw:style-name="gr6" draw:text-style-name="P6" draw:layer="layout" svg:x1="25.9cm" svg:y1="2.651cm" svg:x2="25.901cm" svg:y2="17.651cm">
            <text:p/>
          </draw:line>
          <draw:line draw:name="Line 24" draw:style-name="gr7" draw:text-style-name="P6" draw:layer="layout" svg:x1="-0.1cm" svg:y1="3.651cm" svg:x2="27.6cm" svg:y2="3.652cm">
            <text:p/>
          </draw:line>
          <draw:custom-shape draw:name="CustomShape 25" draw:style-name="gr53" draw:text-style-name="P5" draw:layer="layout" svg:width="0.775cm" svg:height="0.804cm" svg:x="4.526cm" svg:y="3.751cm">
            <text:p text:style-name="P4"><text:span text:style-name="T2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6" draw:style-name="gr54" draw:text-style-name="P5" draw:layer="layout" svg:width="0.775cm" svg:height="0.804cm" svg:x="6.499cm" svg:y="3.751cm">
            <text:p text:style-name="P4"><text:span text:style-name="T2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7" draw:style-name="gr55" draw:text-style-name="P5" draw:layer="layout" svg:width="0.775cm" svg:height="0.804cm" svg:x="8.5cm" svg:y="3.751cm">
            <text:p text:style-name="P4"><text:span text:style-name="T2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8" draw:style-name="gr56" draw:text-style-name="P5" draw:layer="layout" svg:width="0.775cm" svg:height="0.804cm" svg:x="10.501cm" svg:y="3.751cm">
            <text:p text:style-name="P4"><text:span text:style-name="T2">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9" draw:style-name="gr57" draw:text-style-name="P5" draw:layer="layout" svg:width="0.775cm" svg:height="0.804cm" svg:x="12.502cm" svg:y="3.751cm">
            <text:p text:style-name="P4"><text:span text:style-name="T2">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0" draw:style-name="gr58" draw:text-style-name="P5" draw:layer="layout" svg:width="0.775cm" svg:height="0.804cm" svg:x="14.503cm" svg:y="3.751cm">
            <text:p text:style-name="P4"><text:span text:style-name="T2">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1" draw:style-name="gr59" draw:text-style-name="P5" draw:layer="layout" svg:width="0.775cm" svg:height="0.804cm" svg:x="16.504cm" svg:y="3.751cm">
            <text:p text:style-name="P4"><text:span text:style-name="T2">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2" draw:style-name="gr60" draw:text-style-name="P5" draw:layer="layout" svg:width="0.775cm" svg:height="0.804cm" svg:x="18.505cm" svg:y="3.751cm">
            <text:p text:style-name="P4"><text:span text:style-name="T2">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3" draw:style-name="gr61" draw:text-style-name="P5" draw:layer="layout" svg:width="1.05cm" svg:height="0.804cm" svg:x="20.406cm" svg:y="3.751cm">
            <text:p text:style-name="P4"><text:span text:style-name="T2">1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4" draw:style-name="gr62" draw:text-style-name="P5" draw:layer="layout" svg:width="1.05cm" svg:height="0.804cm" svg:x="22.406cm" svg:y="3.751cm">
            <text:p text:style-name="P4"><text:span text:style-name="T2">1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63" draw:text-style-name="P5" draw:layer="layout" svg:width="1.05cm" svg:height="0.804cm" svg:x="24.406cm" svg:y="3.751cm">
            <text:p text:style-name="P4"><text:span text:style-name="T2">1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6" draw:style-name="gr7" draw:text-style-name="P6" draw:layer="layout" svg:x1="-0.1cm" svg:y1="2.651cm" svg:x2="27.6cm" svg:y2="2.652cm">
            <text:p/>
          </draw:line>
          <draw:line draw:name="Line 37" draw:style-name="gr7" draw:text-style-name="P6" draw:layer="layout" svg:x1="-0.1cm" svg:y1="17.651cm" svg:x2="27.6cm" svg:y2="17.652cm">
            <text:p/>
          </draw:line>
          <draw:line draw:name="Line 38" draw:style-name="gr7" draw:text-style-name="P6" draw:layer="layout" svg:x1="-0.1cm" svg:y1="5.651cm" svg:x2="27.6cm" svg:y2="5.652cm">
            <text:p/>
          </draw:line>
          <draw:line draw:name="Line 39" draw:style-name="gr7" draw:text-style-name="P6" draw:layer="layout" svg:x1="-0.1cm" svg:y1="6.651cm" svg:x2="27.6cm" svg:y2="6.652cm">
            <text:p/>
          </draw:line>
          <draw:line draw:name="Line 40" draw:style-name="gr7" draw:text-style-name="P6" draw:layer="layout" svg:x1="-0.1cm" svg:y1="7.651cm" svg:x2="27.6cm" svg:y2="7.652cm">
            <text:p/>
          </draw:line>
          <draw:line draw:name="Line 41" draw:style-name="gr7" draw:text-style-name="P6" draw:layer="layout" svg:x1="-0.1cm" svg:y1="8.651cm" svg:x2="27.6cm" svg:y2="8.652cm">
            <text:p/>
          </draw:line>
          <draw:line draw:name="Line 42" draw:style-name="gr7" draw:text-style-name="P6" draw:layer="layout" svg:x1="-0.1cm" svg:y1="9.651cm" svg:x2="27.6cm" svg:y2="9.652cm">
            <text:p/>
          </draw:line>
          <draw:line draw:name="Line 43" draw:style-name="gr7" draw:text-style-name="P6" draw:layer="layout" svg:x1="-0.1cm" svg:y1="10.651cm" svg:x2="27.6cm" svg:y2="10.652cm">
            <text:p/>
          </draw:line>
          <draw:line draw:name="Line 44" draw:style-name="gr7" draw:text-style-name="P6" draw:layer="layout" svg:x1="-0.1cm" svg:y1="11.651cm" svg:x2="27.6cm" svg:y2="11.652cm">
            <text:p/>
          </draw:line>
          <draw:line draw:name="Line 45" draw:style-name="gr7" draw:text-style-name="P6" draw:layer="layout" svg:x1="-0.1cm" svg:y1="12.651cm" svg:x2="27.6cm" svg:y2="12.652cm">
            <text:p/>
          </draw:line>
          <draw:line draw:name="Line 46" draw:style-name="gr7" draw:text-style-name="P6" draw:layer="layout" svg:x1="-0.1cm" svg:y1="13.651cm" svg:x2="27.6cm" svg:y2="13.652cm">
            <text:p/>
          </draw:line>
          <draw:line draw:name="Line 47" draw:style-name="gr7" draw:text-style-name="P6" draw:layer="layout" svg:x1="-0.1cm" svg:y1="14.651cm" svg:x2="27.6cm" svg:y2="14.652cm">
            <text:p/>
          </draw:line>
          <draw:line draw:name="Line 48" draw:style-name="gr7" draw:text-style-name="P6" draw:layer="layout" svg:x1="-0.1cm" svg:y1="15.651cm" svg:x2="27.6cm" svg:y2="15.652cm">
            <text:p/>
          </draw:line>
          <draw:line draw:name="Line 49" draw:style-name="gr7" draw:text-style-name="P6" draw:layer="layout" svg:x1="-0.1cm" svg:y1="16.651cm" svg:x2="27.6cm" svg:y2="16.652cm">
            <text:p/>
          </draw:line>
          <draw:custom-shape draw:name="CustomShape 50" draw:style-name="gr19" draw:text-style-name="P6" draw:layer="layout" svg:width="0.5cm" svg:height="1.134cm" svg:x="16.8cm" svg:y="2.35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51" draw:style-name="gr7" draw:text-style-name="P6" draw:layer="layout" svg:x1="2.401cm" svg:y1="4.651cm" svg:x2="2.402cm" svg:y2="17.651cm">
            <text:p/>
          </draw:line>
          <draw:line draw:name="Line 52" draw:style-name="gr7" draw:text-style-name="P6" draw:layer="layout" svg:x1="2.902cm" svg:y1="4.651cm" svg:x2="2.903cm" svg:y2="17.651cm">
            <text:p/>
          </draw:line>
          <draw:line draw:name="Line 53" draw:style-name="gr7" draw:text-style-name="P6" draw:layer="layout" svg:x1="3.403cm" svg:y1="4.651cm" svg:x2="3.404cm" svg:y2="17.651cm">
            <text:p/>
          </draw:line>
          <draw:line draw:name="Line 54" draw:style-name="gr7" draw:text-style-name="P6" draw:layer="layout" svg:x1="4.387cm" svg:y1="4.651cm" svg:x2="4.388cm" svg:y2="17.651cm">
            <text:p/>
          </draw:line>
          <draw:line draw:name="Line 55" draw:style-name="gr7" draw:text-style-name="P6" draw:layer="layout" svg:x1="4.888cm" svg:y1="4.651cm" svg:x2="4.889cm" svg:y2="17.651cm">
            <text:p/>
          </draw:line>
          <draw:line draw:name="Line 56" draw:style-name="gr7" draw:text-style-name="P6" draw:layer="layout" svg:x1="5.389cm" svg:y1="4.651cm" svg:x2="5.39cm" svg:y2="17.651cm">
            <text:p/>
          </draw:line>
          <draw:line draw:name="Line 57" draw:style-name="gr7" draw:text-style-name="P6" draw:layer="layout" svg:x1="6.388cm" svg:y1="4.651cm" svg:x2="6.389cm" svg:y2="17.651cm">
            <text:p/>
          </draw:line>
          <draw:line draw:name="Line 58" draw:style-name="gr7" draw:text-style-name="P6" draw:layer="layout" svg:x1="6.889cm" svg:y1="4.651cm" svg:x2="6.89cm" svg:y2="17.651cm">
            <text:p/>
          </draw:line>
          <draw:line draw:name="Line 59" draw:style-name="gr7" draw:text-style-name="P6" draw:layer="layout" svg:x1="7.39cm" svg:y1="4.651cm" svg:x2="7.391cm" svg:y2="17.651cm">
            <text:p/>
          </draw:line>
          <draw:line draw:name="Line 60" draw:style-name="gr7" draw:text-style-name="P6" draw:layer="layout" svg:x1="8.389cm" svg:y1="4.651cm" svg:x2="8.39cm" svg:y2="17.651cm">
            <text:p/>
          </draw:line>
          <draw:line draw:name="Line 61" draw:style-name="gr7" draw:text-style-name="P6" draw:layer="layout" svg:x1="8.89cm" svg:y1="4.651cm" svg:x2="8.891cm" svg:y2="17.651cm">
            <text:p/>
          </draw:line>
          <draw:line draw:name="Line 62" draw:style-name="gr7" draw:text-style-name="P6" draw:layer="layout" svg:x1="9.391cm" svg:y1="4.651cm" svg:x2="9.392cm" svg:y2="17.651cm">
            <text:p/>
          </draw:line>
          <draw:line draw:name="Line 63" draw:style-name="gr7" draw:text-style-name="P6" draw:layer="layout" svg:x1="10.39cm" svg:y1="4.651cm" svg:x2="10.391cm" svg:y2="17.651cm">
            <text:p/>
          </draw:line>
          <draw:line draw:name="Line 64" draw:style-name="gr7" draw:text-style-name="P6" draw:layer="layout" svg:x1="10.891cm" svg:y1="4.651cm" svg:x2="10.892cm" svg:y2="17.651cm">
            <text:p/>
          </draw:line>
          <draw:line draw:name="Line 65" draw:style-name="gr7" draw:text-style-name="P6" draw:layer="layout" svg:x1="11.392cm" svg:y1="4.651cm" svg:x2="11.393cm" svg:y2="17.651cm">
            <text:p/>
          </draw:line>
          <draw:line draw:name="Line 66" draw:style-name="gr7" draw:text-style-name="P6" draw:layer="layout" svg:x1="12.391cm" svg:y1="4.651cm" svg:x2="12.392cm" svg:y2="17.651cm">
            <text:p/>
          </draw:line>
          <draw:line draw:name="Line 67" draw:style-name="gr7" draw:text-style-name="P6" draw:layer="layout" svg:x1="12.892cm" svg:y1="4.651cm" svg:x2="12.893cm" svg:y2="17.651cm">
            <text:p/>
          </draw:line>
          <draw:line draw:name="Line 68" draw:style-name="gr7" draw:text-style-name="P6" draw:layer="layout" svg:x1="13.393cm" svg:y1="4.651cm" svg:x2="13.394cm" svg:y2="17.651cm">
            <text:p/>
          </draw:line>
          <draw:line draw:name="Line 69" draw:style-name="gr7" draw:text-style-name="P6" draw:layer="layout" svg:x1="14.392cm" svg:y1="4.651cm" svg:x2="14.393cm" svg:y2="17.651cm">
            <text:p/>
          </draw:line>
          <draw:line draw:name="Line 70" draw:style-name="gr7" draw:text-style-name="P6" draw:layer="layout" svg:x1="14.893cm" svg:y1="4.651cm" svg:x2="14.894cm" svg:y2="17.651cm">
            <text:p/>
          </draw:line>
          <draw:line draw:name="Line 71" draw:style-name="gr7" draw:text-style-name="P6" draw:layer="layout" svg:x1="15.394cm" svg:y1="4.651cm" svg:x2="15.395cm" svg:y2="17.651cm">
            <text:p/>
          </draw:line>
          <draw:line draw:name="Line 72" draw:style-name="gr7" draw:text-style-name="P6" draw:layer="layout" svg:x1="16.393cm" svg:y1="4.651cm" svg:x2="16.394cm" svg:y2="17.651cm">
            <text:p/>
          </draw:line>
          <draw:line draw:name="Line 73" draw:style-name="gr7" draw:text-style-name="P6" draw:layer="layout" svg:x1="16.894cm" svg:y1="4.651cm" svg:x2="16.895cm" svg:y2="17.651cm">
            <text:p/>
          </draw:line>
          <draw:line draw:name="Line 74" draw:style-name="gr7" draw:text-style-name="P6" draw:layer="layout" svg:x1="17.395cm" svg:y1="4.651cm" svg:x2="17.396cm" svg:y2="17.651cm">
            <text:p/>
          </draw:line>
          <draw:line draw:name="Line 75" draw:style-name="gr7" draw:text-style-name="P6" draw:layer="layout" svg:x1="18.394cm" svg:y1="4.651cm" svg:x2="18.395cm" svg:y2="17.651cm">
            <text:p/>
          </draw:line>
          <draw:line draw:name="Line 76" draw:style-name="gr7" draw:text-style-name="P6" draw:layer="layout" svg:x1="18.895cm" svg:y1="4.651cm" svg:x2="18.896cm" svg:y2="17.651cm">
            <text:p/>
          </draw:line>
          <draw:line draw:name="Line 77" draw:style-name="gr7" draw:text-style-name="P6" draw:layer="layout" svg:x1="19.396cm" svg:y1="4.651cm" svg:x2="19.397cm" svg:y2="17.651cm">
            <text:p/>
          </draw:line>
          <draw:line draw:name="Line 78" draw:style-name="gr7" draw:text-style-name="P6" draw:layer="layout" svg:x1="20.395cm" svg:y1="4.651cm" svg:x2="20.396cm" svg:y2="17.651cm">
            <text:p/>
          </draw:line>
          <draw:line draw:name="Line 79" draw:style-name="gr7" draw:text-style-name="P6" draw:layer="layout" svg:x1="20.896cm" svg:y1="4.651cm" svg:x2="20.897cm" svg:y2="17.651cm">
            <text:p/>
          </draw:line>
          <draw:line draw:name="Line 80" draw:style-name="gr7" draw:text-style-name="P6" draw:layer="layout" svg:x1="21.397cm" svg:y1="4.651cm" svg:x2="21.398cm" svg:y2="17.651cm">
            <text:p/>
          </draw:line>
          <draw:line draw:name="Line 81" draw:style-name="gr7" draw:text-style-name="P6" draw:layer="layout" svg:x1="22.396cm" svg:y1="4.651cm" svg:x2="22.397cm" svg:y2="17.651cm">
            <text:p/>
          </draw:line>
          <draw:line draw:name="Line 82" draw:style-name="gr7" draw:text-style-name="P6" draw:layer="layout" svg:x1="22.897cm" svg:y1="4.651cm" svg:x2="22.898cm" svg:y2="17.651cm">
            <text:p/>
          </draw:line>
          <draw:line draw:name="Line 83" draw:style-name="gr7" draw:text-style-name="P6" draw:layer="layout" svg:x1="23.398cm" svg:y1="4.651cm" svg:x2="23.399cm" svg:y2="17.651cm">
            <text:p/>
          </draw:line>
          <draw:line draw:name="Line 84" draw:style-name="gr7" draw:text-style-name="P6" draw:layer="layout" svg:x1="24.397cm" svg:y1="4.651cm" svg:x2="24.398cm" svg:y2="17.651cm">
            <text:p/>
          </draw:line>
          <draw:line draw:name="Line 85" draw:style-name="gr7" draw:text-style-name="P6" draw:layer="layout" svg:x1="24.898cm" svg:y1="4.651cm" svg:x2="24.899cm" svg:y2="17.651cm">
            <text:p/>
          </draw:line>
          <draw:line draw:name="Line 86" draw:style-name="gr7" draw:text-style-name="P6" draw:layer="layout" svg:x1="25.399cm" svg:y1="4.651cm" svg:x2="25.4cm" svg:y2="17.651cm">
            <text:p/>
          </draw:line>
        </draw:g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Osaka1" svg:font-family="Osaka"/>
    <style:font-face style:name="ＭＳ Ｐゴシック1" svg:font-family="'ＭＳ Ｐゴシック'"/>
    <style:font-face style:name="Arial" svg:font-family="Arial" style:font-pitch="variable"/>
    <style:font-face style:name="Arial Unicode MS1" svg:font-family="'Arial Unicode MS'" style:font-pitch="variable"/>
    <style:font-face style:name="DejaVu Sans" svg:font-family="'DejaVu Sans'" style:font-pitch="variable"/>
    <style:font-face style:name="Heiti TC1" svg:font-family="'Heiti TC'" style:font-pitch="variable"/>
    <style:font-face style:name="Liberation Sans1" svg:font-family="'Liberation Sans'" style:font-pitch="variable"/>
    <style:font-face style:name="Osaka" svg:font-family="Osaka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Arial Unicode MS" svg:font-family="'Arial Unicode MS'" style:font-family-generic="system" style:font-pitch="variable"/>
    <style:font-face style:name="Heiti TC" svg:font-family="'Heiti T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eiti TC" style:font-family-asian="'Heiti T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_20_1-background" style:display-name="預設 1-background" style:family="presentation">
      <style:graphic-properties draw:stroke="none" draw:fill="none"/>
      <style:text-properties style:letter-kerning="true"/>
    </style:style>
    <style:style style:name="預設_20_1-backgroundobjects" style:display-name="預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20_1-notes" style:display-name="預設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_20_1-outline1" style:display-name="預設 1-outline1" style:family="presentation">
      <style:graphic-properties draw:stroke="none" draw:fill="none" draw:auto-grow-height="false" draw:fit-to-size="shrink-to-fit">
        <text:list-style style:name="預設_20_1-outline1" style:display-name="預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20_1-outline2" style:display-name="預設 1-outline2" style:family="presentation" style:parent-style-name="預設_20_1-outline1">
      <style:paragraph-properties fo:margin-top="0.4cm" fo:margin-bottom="0cm"/>
      <style:text-properties fo:font-size="28pt" style:font-size-asian="28pt" style:font-size-complex="28pt"/>
    </style:style>
    <style:style style:name="預設_20_1-outline3" style:display-name="預設 1-outline3" style:family="presentation" style:parent-style-name="預設_20_1-outline2">
      <style:paragraph-properties fo:margin-top="0.3cm" fo:margin-bottom="0cm"/>
      <style:text-properties fo:font-size="24pt" style:font-size-asian="24pt" style:font-size-complex="24pt"/>
    </style:style>
    <style:style style:name="預設_20_1-outline4" style:display-name="預設 1-outline4" style:family="presentation" style:parent-style-name="預設_20_1-outline3">
      <style:paragraph-properties fo:margin-top="0.2cm" fo:margin-bottom="0cm"/>
      <style:text-properties fo:font-size="20pt" style:font-size-asian="20pt" style:font-size-complex="20pt"/>
    </style:style>
    <style:style style:name="預設_20_1-outline5" style:display-name="預設 1-outline5" style:family="presentation" style:parent-style-name="預設_20_1-outline4">
      <style:paragraph-properties fo:margin-top="0.1cm" fo:margin-bottom="0cm"/>
      <style:text-properties fo:font-size="20pt" style:font-size-asian="20pt" style:font-size-complex="20pt"/>
    </style:style>
    <style:style style:name="預設_20_1-outline6" style:display-name="預設 1-outline6" style:family="presentation" style:parent-style-name="預設_20_1-outline5">
      <style:paragraph-properties fo:margin-top="0.1cm" fo:margin-bottom="0cm"/>
      <style:text-properties fo:font-size="20pt" style:font-size-asian="20pt" style:font-size-complex="20pt"/>
    </style:style>
    <style:style style:name="預設_20_1-outline7" style:display-name="預設 1-outline7" style:family="presentation" style:parent-style-name="預設_20_1-outline6">
      <style:paragraph-properties fo:margin-top="0.1cm" fo:margin-bottom="0cm"/>
      <style:text-properties fo:font-size="20pt" style:font-size-asian="20pt" style:font-size-complex="20pt"/>
    </style:style>
    <style:style style:name="預設_20_1-outline8" style:display-name="預設 1-outline8" style:family="presentation" style:parent-style-name="預設_20_1-outline7">
      <style:paragraph-properties fo:margin-top="0.1cm" fo:margin-bottom="0cm"/>
      <style:text-properties fo:font-size="20pt" style:font-size-asian="20pt" style:font-size-complex="20pt"/>
    </style:style>
    <style:style style:name="預設_20_1-outline9" style:display-name="預設 1-outline9" style:family="presentation" style:parent-style-name="預設_20_1-outline8">
      <style:paragraph-properties fo:margin-top="0.1cm" fo:margin-bottom="0cm"/>
      <style:text-properties fo:font-size="20pt" style:font-size-asian="20pt" style:font-size-complex="20pt"/>
    </style:style>
    <style:style style:name="預設_20_1-subtitle" style:display-name="預設 1-subtitle" style:family="presentation">
      <style:graphic-properties draw:stroke="none" draw:fill="none" draw:textarea-vertical-align="middle">
        <text:list-style style:name="預設_20_1-subtitle" style:display-name="預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20_1-title" style:display-name="預設 1-title" style:family="presentation">
      <style:graphic-properties draw:stroke="none" draw:fill="none" draw:textarea-vertical-align="middle">
        <text:list-style style:name="預設_20_1-title" style:display-name="預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_20_2-background" style:display-name="預設 2-background" style:family="presentation">
      <style:graphic-properties draw:stroke="none" draw:fill="none"/>
      <style:text-properties style:letter-kerning="true"/>
    </style:style>
    <style:style style:name="預設_20_2-backgroundobjects" style:display-name="預設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20_2-notes" style:display-name="預設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_20_2-outline1" style:display-name="預設 2-outline1" style:family="presentation">
      <style:graphic-properties draw:stroke="none" draw:fill="none" draw:auto-grow-height="false" draw:fit-to-size="shrink-to-fit">
        <text:list-style style:name="預設_20_2-outline1" style:display-name="預設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20_2-outline2" style:display-name="預設 2-outline2" style:family="presentation" style:parent-style-name="預設_20_2-outline1">
      <style:paragraph-properties fo:margin-top="0.4cm" fo:margin-bottom="0cm"/>
      <style:text-properties fo:font-size="28pt" style:font-size-asian="28pt" style:font-size-complex="28pt"/>
    </style:style>
    <style:style style:name="預設_20_2-outline3" style:display-name="預設 2-outline3" style:family="presentation" style:parent-style-name="預設_20_2-outline2">
      <style:paragraph-properties fo:margin-top="0.3cm" fo:margin-bottom="0cm"/>
      <style:text-properties fo:font-size="24pt" style:font-size-asian="24pt" style:font-size-complex="24pt"/>
    </style:style>
    <style:style style:name="預設_20_2-outline4" style:display-name="預設 2-outline4" style:family="presentation" style:parent-style-name="預設_20_2-outline3">
      <style:paragraph-properties fo:margin-top="0.2cm" fo:margin-bottom="0cm"/>
      <style:text-properties fo:font-size="20pt" style:font-size-asian="20pt" style:font-size-complex="20pt"/>
    </style:style>
    <style:style style:name="預設_20_2-outline5" style:display-name="預設 2-outline5" style:family="presentation" style:parent-style-name="預設_20_2-outline4">
      <style:paragraph-properties fo:margin-top="0.1cm" fo:margin-bottom="0cm"/>
      <style:text-properties fo:font-size="20pt" style:font-size-asian="20pt" style:font-size-complex="20pt"/>
    </style:style>
    <style:style style:name="預設_20_2-outline6" style:display-name="預設 2-outline6" style:family="presentation" style:parent-style-name="預設_20_2-outline5">
      <style:paragraph-properties fo:margin-top="0.1cm" fo:margin-bottom="0cm"/>
      <style:text-properties fo:font-size="20pt" style:font-size-asian="20pt" style:font-size-complex="20pt"/>
    </style:style>
    <style:style style:name="預設_20_2-outline7" style:display-name="預設 2-outline7" style:family="presentation" style:parent-style-name="預設_20_2-outline6">
      <style:paragraph-properties fo:margin-top="0.1cm" fo:margin-bottom="0cm"/>
      <style:text-properties fo:font-size="20pt" style:font-size-asian="20pt" style:font-size-complex="20pt"/>
    </style:style>
    <style:style style:name="預設_20_2-outline8" style:display-name="預設 2-outline8" style:family="presentation" style:parent-style-name="預設_20_2-outline7">
      <style:paragraph-properties fo:margin-top="0.1cm" fo:margin-bottom="0cm"/>
      <style:text-properties fo:font-size="20pt" style:font-size-asian="20pt" style:font-size-complex="20pt"/>
    </style:style>
    <style:style style:name="預設_20_2-outline9" style:display-name="預設 2-outline9" style:family="presentation" style:parent-style-name="預設_20_2-outline8">
      <style:paragraph-properties fo:margin-top="0.1cm" fo:margin-bottom="0cm"/>
      <style:text-properties fo:font-size="20pt" style:font-size-asian="20pt" style:font-size-complex="20pt"/>
    </style:style>
    <style:style style:name="預設_20_2-subtitle" style:display-name="預設 2-subtitle" style:family="presentation">
      <style:graphic-properties draw:stroke="none" draw:fill="none" draw:textarea-vertical-align="middle">
        <text:list-style style:name="預設_20_2-subtitle" style:display-name="預設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20_2-title" style:display-name="預設 2-title" style:family="presentation">
      <style:graphic-properties draw:stroke="none" draw:fill="none" draw:textarea-vertical-align="middle">
        <text:list-style style:name="預設_20_2-title" style:display-name="預設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 style:list-style-name="ML3">
      <style:graphic-properties draw:stroke="none" svg:stroke-width="0.026cm" draw:fill="solid" draw:fill-color="#dddddd" draw:textarea-vertical-align="top" draw:auto-grow-height="false" draw:fit-to-size="false" fo:min-height="3.752cm" fo:min-width="27.499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229cm" svg:stroke-color="#ff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物體無填充也無線條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3">
      <style:graphic-properties draw:stroke="none" svg:stroke-width="0.026cm" draw:fill="solid" draw:fill-color="#dddddd" draw:textarea-vertical-align="top" draw:auto-grow-height="false" draw:fit-to-size="false" fo:min-height="1.553cm" fo:min-width="27.499cm" fo:padding-top="0.125cm" fo:padding-bottom="0.125cm" fo:padding-left="0.25cm" fo:padding-right="0.25cm" fo:wrap-option="wrap"/>
    </style:style>
    <style:style style:name="Mgr7" style:family="graphic" style:parent-style-name="standard" style:list-style-name="ML4">
      <style:graphic-properties draw:stroke="none" svg:stroke-width="0.026cm" draw:fill="solid" draw:fill-color="#252525" draw:textarea-horizontal-align="center" draw:textarea-vertical-align="middle" draw:auto-grow-height="false" draw:fit-to-size="false" fo:min-height="0.865cm" fo:min-width="5.295cm" fo:padding-top="0.125cm" fo:padding-bottom="0.125cm" fo:padding-left="0.25cm" fo:padding-right="0.25cm" fo:wrap-option="wrap"/>
    </style:style>
    <style:style style:name="Mgr8" style:family="graphic" style:parent-style-name="standard" style:list-style-name="ML3">
      <style:graphic-properties draw:stroke="none" svg:stroke-width="0.026cm" draw:fill="none" draw:textarea-vertical-align="top" draw:auto-grow-height="false" draw:fit-to-size="false" fo:min-height="0.348cm" fo:min-width="9.1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26cm" draw:fill="solid" draw:fill-color="#ff0022" draw:textarea-vertical-align="top" draw:auto-grow-height="false" fo:min-height="0cm" fo:min-width="27.501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26cm" draw:fill="solid" draw:fill-color="#eaeaea" draw:textarea-vertical-align="top" draw:auto-grow-height="false" fo:min-height="0.878cm" fo:min-width="27.501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26cm" draw:fill="solid" draw:fill-color="#dddddd" draw:textarea-vertical-align="top" draw:auto-grow-height="false" draw:fit-to-size="false" fo:min-height="1.553cm" fo:min-width="27.501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fill="solid" draw:fill-color="#252525" draw:textarea-horizontal-align="center" draw:textarea-vertical-align="middle" draw:auto-grow-height="false" draw:fit-to-size="false" fo:min-height="0.865cm" fo:min-width="5.296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026cm" draw:fill="none" draw:textarea-vertical-align="top" draw:auto-grow-height="false" draw:fit-to-size="false" fo:min-height="0.348cm" fo:min-width="9.192cm" fo:padding-top="0.125cm" fo:padding-bottom="0.125cm" fo:padding-left="0.25cm" fo:padding-right="0.25cm" fo:wrap-option="wrap"/>
    </style:style>
    <style:style style:name="Mgr14" style:family="graphic" style:parent-style-name="standard" style:list-style-name="ML3">
      <style:graphic-properties draw:stroke="none" svg:stroke-width="0.026cm" draw:fill="solid" draw:fill-color="#dddddd" draw:textarea-vertical-align="top" draw:auto-grow-height="false" draw:fit-to-size="false" fo:min-height="2.791cm" fo:min-width="27.501cm" fo:padding-top="0.125cm" fo:padding-bottom="0.125cm" fo:padding-left="0.25cm" fo:padding-right="0.25cm" fo:wrap-option="wrap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2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預設_20_1-title">
      <style:graphic-properties draw:auto-grow-height="false" fo:min-height="3.507cm"/>
    </style:style>
    <style:style style:name="Mpr4" style:family="presentation" style:parent-style-name="預設_20_1-backgroundobjects">
      <style:graphic-properties draw:stroke="none" draw:fill="none" draw:fill-color="#ffffff" draw:auto-grow-height="false" fo:min-height="1.485cm"/>
    </style:style>
    <style:style style:name="Mpr5" style:family="presentation" style:parent-style-name="預設_20_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預設_20_2-backgroundobjects">
      <style:graphic-properties draw:stroke="none" draw:fill="none" draw:fill-color="#ffffff" draw:auto-grow-height="false" fo:min-height="1.485cm"/>
    </style:style>
    <style:style style:name="Mpr7" style:family="presentation" style:parent-style-name="預設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/>
    </style:style>
    <style:style style:name="MP6" style:family="paragraph">
      <loext:graphic-properties draw:fill="solid" draw:fill-color="#dddddd"/>
      <style:paragraph-properties fo:margin-top="0cm" fo:margin-bottom="0cm" fo:line-height="100%" fo:text-align="center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50%" fo:text-align="center"/>
    </style:style>
    <style:style style:name="MP9" style:family="paragraph">
      <loext:graphic-properties draw:fill="solid" draw:fill-color="#dddddd"/>
      <style:paragraph-properties fo:margin-top="0cm" fo:margin-bottom="0cm" fo:line-height="50%" fo:text-align="center" style:font-independent-line-spacing="true"/>
      <style:text-properties fo:font-size="18pt"/>
    </style:style>
    <style:style style:name="MP10" style:family="paragraph">
      <loext:graphic-properties draw:fill="solid" draw:fill-color="#252525"/>
      <style:paragraph-properties fo:margin-top="0cm" fo:margin-bottom="0cm" fo:line-height="100%" fo:text-align="center" style:font-independent-line-spacing="true"/>
      <style:text-properties fo:font-size="18pt"/>
    </style:style>
    <style:style style:name="MP11" style:family="paragraph">
      <style:paragraph-properties fo:margin-top="0cm" fo:margin-bottom="0cm" fo:line-height="100%" fo:text-align="start"/>
    </style:style>
    <style:style style:name="MP1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MP13" style:family="paragraph">
      <loext:graphic-properties draw:fill="solid" draw:fill-color="#ff0022"/>
      <style:paragraph-properties fo:text-align="start"/>
      <style:text-properties fo:font-size="18pt"/>
    </style:style>
    <style:style style:name="MP14" style:family="paragraph">
      <loext:graphic-properties draw:fill="solid" draw:fill-color="#eaeaea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bold" style:font-name-asian="ＭＳ Ｐゴシック1" style:font-size-asian="8pt" style:font-style-asian="normal" style:font-weight-asian="bold" style:font-name-complex="DejaVu Sans1" style:font-size-complex="8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Osaka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5.137cm" presentation:class="title" presentation:placeholder="true">
        <draw:text-box/>
      </draw:frame>
      <draw:frame presentation:style-name="預設-outline1" draw:layer="backgroundobjects" svg:width="25.199cm" svg:height="8.4cm" svg:x="1.4cm" svg:y="9.4cm" presentation:class="outline" presentation:placeholder="true">
        <draw:text-box/>
      </draw:frame>
      <draw:g>
        <draw:custom-shape draw:name="CustomShape 6" draw:style-name="Mgr3" draw:text-style-name="MP6" draw:layer="backgroundobjects" svg:width="27.998cm" svg:height="4.001cm" svg:x="0cm" svg:y="0.253cm">
          <text:p text:style-name="MP5"><text:span text:style-name="MT2"><text:s/></text:span></text:p>
          <text:p text:style-name="MP5"><text:span text:style-name="MT2"><text:s/></text:span><text:span text:style-name="MT2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Mgr4" draw:text-style-name="MP7" draw:layer="backgroundobjects" svg:x1="0cm" svg:y1="0.124cm" svg:x2="28cm" svg:y2="0.125cm">
          <text:p/>
        </draw:line>
        <draw:frame draw:name="Picture 2" draw:style-name="Mgr5" draw:text-style-name="MP7" draw:layer="backgroundobjects" svg:width="9.156cm" svg:height="2.332cm" svg:x="17.461cm" svg:y="1.141cm">
          <draw:image xlink:href="Pictures/1000020100000320000000CC92ED98D1A1A58207.png" xlink:type="simple" xlink:show="embed" xlink:actuate="onLoad">
            <text:p/>
          </draw:image>
        </draw:frame>
        <draw:custom-shape draw:name="CustomShape 3" draw:style-name="Mgr6" draw:text-style-name="MP9" draw:layer="backgroundobjects" svg:width="27.998cm" svg:height="1.802cm" svg:x="0cm" svg:y="19.242cm">
          <text:p text:style-name="MP8"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3"><text:s/></text:span><text:span text:style-name="MT4"><text:s/></text:span><text:span text:style-name="MT4"><text:s/></text:span><text:span text:style-name="MT2"><text:s/></text:span><text:span text:style-name="MT2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Mgr7" draw:text-style-name="MP10" draw:layer="backgroundobjects" svg:width="5.794cm" svg:height="1.114cm" svg:x="1.624cm" svg:y="19.238cm">
          <text:p text:style-name="MP5"><text:span text:style-name="MT5">C</text:span><text:span text:style-name="MT5">o</text:span><text:span text:style-name="MT5">n</text:span><text:span text:style-name="MT5">f</text:span><text:span text:style-name="MT5">i</text:span><text:span text:style-name="MT5">d</text:span><text:span text:style-name="MT5">e</text:span><text:span text:style-name="MT5">n</text:span><text:span text:style-name="MT5">t</text:span><text:span text:style-name="MT5">i</text:span><text:span text:style-name="MT5">a</text:span><text:span text:style-name="MT5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Mgr8" draw:text-style-name="MP12" draw:layer="backgroundobjects" svg:width="9.689cm" svg:height="0.597cm" svg:x="7.633cm" svg:y="19.417cm">
          <text:p text:style-name="MP11"><text:span text:style-name="MT6">©</text:span><text:span text:style-name="MT6">2</text:span><text:span text:style-name="MT6">0</text:span><text:span text:style-name="MT6">0</text:span><text:span text:style-name="MT6">6</text:span><text:span text:style-name="MT6">.</text:span><text:span text:style-name="MT6"> </text:span><text:span text:style-name="MT6">R</text:span><text:span text:style-name="MT6">e</text:span><text:span text:style-name="MT6">t</text:span><text:span text:style-name="MT6">r</text:span><text:span text:style-name="MT6">o</text:span><text:span text:style-name="MT6">n</text:span><text:span text:style-name="MT6">i</text:span><text:span text:style-name="MT6">x</text:span><text:span text:style-name="MT6"> </text:span><text:span text:style-name="MT6">T</text:span><text:span text:style-name="MT6">e</text:span><text:span text:style-name="MT6">c</text:span><text:span text:style-name="MT6">h</text:span><text:span text:style-name="MT6">n</text:span><text:span text:style-name="MT6">o</text:span><text:span text:style-name="MT6">l</text:span><text:span text:style-name="MT6">o</text:span><text:span text:style-name="MT6">g</text:span><text:span text:style-name="MT6">y</text:span><text:span text:style-name="MT6"> </text:span><text:span text:style-name="MT6">I</text:span><text:span text:style-name="MT6">n</text:span><text:span text:style-name="MT6">c</text:span><text:span text:style-name="MT6">.</text:span><text:span text:style-name="MT6"> </text:span><text:span text:style-name="MT6">A</text:span><text:span text:style-name="MT6">l</text:span><text:span text:style-name="MT6">l</text:span><text:span text:style-name="MT6"> </text:span><text:span text:style-name="MT6">r</text:span><text:span text:style-name="MT6">i</text:span><text:span text:style-name="MT6">g</text:span><text:span text:style-name="MT6">h</text:span><text:span text:style-name="MT6">t</text:span><text:span text:style-name="MT6">s</text:span><text:span text:style-name="MT6"> </text:span><text:span text:style-name="MT6">r</text:span><text:span text:style-name="MT6">e</text:span><text:span text:style-name="MT6">s</text:span><text:span text:style-name="MT6">e</text:span><text:span text:style-name="MT6">r</text:span><text:span text:style-name="MT6">v</text:span><text:span text:style-name="MT6">e</text:span><text:span text:style-name="MT6">d</text:span><text:span text:style-name="MT6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10" draw:style-name="Mgr5" draw:text-style-name="MP7" draw:layer="backgroundobjects" svg:width="3.864cm" svg:height="0.983cm" svg:x="23.566cm" svg:y="19.293cm">
          <draw:image xlink:href="Pictures/1000020100000320000000CC92ED98D1A1A58207.png" xlink:type="simple" xlink:show="embed" xlink:actuate="onLoad">
            <text:p/>
          </draw:image>
        </draw:frame>
      </draw:g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預設_20_1" style:display-name="預設 1" style:page-layout-name="PM1" draw:style-name="Mdp1">
      <draw:frame presentation:style-name="預設_20_1-outline1" draw:layer="backgroundobjects" svg:width="25.199cm" svg:height="15.4cm" svg:x="1.4cm" svg:y="3cm" presentation:class="outline" presentation:placeholder="true">
        <draw:text-box/>
      </draw:frame>
      <draw:custom-shape draw:name="CustomShape 1" draw:style-name="Mgr9" draw:text-style-name="MP13" draw:layer="backgroundobjects" svg:width="28cm" svg:height="0.21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0" draw:text-style-name="MP14" draw:layer="backgroundobjects" svg:width="28cm" svg:height="1.127cm" svg:x="0cm" svg:y="0.4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2" draw:style-name="Mgr5" draw:text-style-name="MP7" draw:layer="backgroundobjects" svg:width="6.511cm" svg:height="1.658cm" svg:x="20.922cm" svg:y="0.533cm">
        <draw:image xlink:href="Pictures/1000020100000320000000CC92ED98D1A1A58207.png" xlink:type="simple" xlink:show="embed" xlink:actuate="onLoad">
          <text:p/>
        </draw:image>
      </draw:frame>
      <draw:custom-shape draw:name="CustomShape 3" draw:style-name="Mgr11" draw:text-style-name="MP9" draw:layer="backgroundobjects" svg:width="28cm" svg:height="1.802cm" svg:x="0cm" svg:y="19.248cm">
        <text:p text:style-name="MP8"><text:span text:style-name="MT3"><text:s text:c="194"/></text:span><text:span text:style-name="MT4"><text:s text:c="2"/></text:span><text:span text:style-name="MT2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2" draw:text-style-name="MP10" draw:layer="backgroundobjects" svg:width="5.795cm" svg:height="1.114cm" svg:x="1.624cm" svg:y="19.244cm">
        <text:p text:style-name="MP5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13" draw:text-style-name="MP12" draw:layer="backgroundobjects" svg:width="9.691cm" svg:height="0.597cm" svg:x="7.633cm" svg:y="19.423cm">
        <text:p text:style-name="MP11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5" draw:text-style-name="MP7" draw:layer="backgroundobjects" svg:width="3.864cm" svg:height="0.983cm" svg:x="23.568cm" svg:y="19.299cm">
        <draw:image xlink:href="Pictures/1000020100000320000000CC92ED98D1A1A58207.png" xlink:type="simple" xlink:show="embed" xlink:actuate="onLoad">
          <text:p/>
        </draw:image>
      </draw:frame>
      <draw:frame presentation:style-name="Mpr3" draw:layer="backgroundobjects" svg:width="19cm" svg:height="1.596cm" svg:x="1.4cm" svg:y="0.404cm" presentation:class="title">
        <draw:text-box>
          <text:p>請按一下滑鼠，編輯題名文字格式。</text:p>
        </draw:text-box>
      </draw:frame>
      <presentation:notes style:page-layout-name="PM0">
        <draw:page-thumbnail presentation:style-name="預設_20_1-title" draw:layer="backgroundobjects" svg:width="0.001cm" svg:height="0.001cm" svg:x="0cm" svg:y="2.257cm" presentation:class="page"/>
        <draw:frame presentation:style-name="預設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預設_20_2" style:display-name="預設 2" style:page-layout-name="PM1" draw:style-name="Mdp1">
      <draw:frame presentation:style-name="預設_20_2-title" draw:layer="backgroundobjects" svg:width="25.199cm" svg:height="3.506cm" svg:x="1.4cm" svg:y="0.837cm" presentation:class="title" presentation:placeholder="true">
        <draw:text-box/>
      </draw:frame>
      <draw:frame presentation:style-name="預設_20_2-outline1" draw:layer="backgroundobjects" svg:width="25.199cm" svg:height="12.179cm" svg:x="1.4cm" svg:y="4.914cm" presentation:class="outline" presentation:placeholder="true">
        <draw:text-box/>
      </draw:frame>
      <draw:custom-shape draw:name="CustomShape 1" draw:style-name="Mgr9" draw:text-style-name="MP13" draw:layer="backgroundobjects" svg:width="28cm" svg:height="0.21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0" draw:text-style-name="MP14" draw:layer="backgroundobjects" svg:width="28cm" svg:height="1.127cm" svg:x="0cm" svg:y="0.4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2" draw:style-name="Mgr5" draw:text-style-name="MP7" draw:layer="backgroundobjects" svg:width="6.511cm" svg:height="1.658cm" svg:x="20.922cm" svg:y="0.533cm">
        <draw:image xlink:href="Pictures/1000020100000320000000CC92ED98D1A1A58207.png" xlink:type="simple" xlink:show="embed" xlink:actuate="onLoad">
          <text:p/>
        </draw:image>
      </draw:frame>
      <draw:custom-shape draw:name="CustomShape 3" draw:style-name="Mgr11" draw:text-style-name="MP9" draw:layer="backgroundobjects" svg:width="28cm" svg:height="1.802cm" svg:x="0cm" svg:y="19.248cm">
        <text:p text:style-name="MP8"><text:span text:style-name="MT3"><text:s text:c="194"/></text:span><text:span text:style-name="MT4"><text:s text:c="2"/></text:span><text:span text:style-name="MT2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2" draw:text-style-name="MP10" draw:layer="backgroundobjects" svg:width="5.795cm" svg:height="1.114cm" svg:x="1.624cm" svg:y="19.244cm">
        <text:p text:style-name="MP5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13" draw:text-style-name="MP12" draw:layer="backgroundobjects" svg:width="9.691cm" svg:height="0.597cm" svg:x="7.633cm" svg:y="19.423cm">
        <text:p text:style-name="MP11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5" draw:text-style-name="MP7" draw:layer="backgroundobjects" svg:width="3.864cm" svg:height="0.983cm" svg:x="23.568cm" svg:y="19.299cm">
        <draw:image xlink:href="Pictures/1000020100000320000000CC92ED98D1A1A58207.png" xlink:type="simple" xlink:show="embed" xlink:actuate="onLoad">
          <text:p/>
        </draw:image>
      </draw:frame>
      <draw:custom-shape draw:name="CustomShape 1" draw:style-name="Mgr14" draw:text-style-name="MP6" draw:layer="backgroundobjects" svg:width="28cm" svg:height="3.04cm" svg:x="0cm" svg:y="8.285cm">
        <text:p text:style-name="MP5"><text:span text:style-name="MT7"/></text:p>
        <text:p text:style-name="MP5"><text:span text:style-name="MT7"/></text:p>
        <text:p text:style-name="MP5"><text:span text:style-name="MT7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3" draw:style-name="Mgr5" draw:text-style-name="MP7" draw:layer="backgroundobjects" svg:width="8.547cm" svg:height="2.179cm" svg:x="9.116cm" svg:y="8.835cm">
        <draw:image xlink:href="Pictures/1000020100000320000000CC92ED98D1A1A58207.png" xlink:type="simple" xlink:show="embed" xlink:actuate="onLoad">
          <text:p/>
        </draw:image>
      </draw:frame>
      <presentation:notes style:page-layout-name="PM0">
        <draw:page-thumbnail presentation:style-name="預設_20_2-title" draw:layer="backgroundobjects" svg:width="0.001cm" svg:height="0.001cm" svg:x="0cm" svg:y="2.257cm" presentation:class="page"/>
        <draw:frame presentation:style-name="預設_20_2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1T15:45:16.891925361</meta:creation-date>
    <meta:editing-duration>PT1H27M21S</meta:editing-duration>
    <meta:editing-cycles>15</meta:editing-cycles>
    <meta:generator>LibreOffice/5.1.6.2$Linux_X86_64 LibreOffice_project/10m0$Build-2</meta:generator>
    <dc:date>2017-06-01T09:28:28.976107931</dc:date>
    <meta:document-statistic meta:object-count="434"/>
  </office:meta>
</office:document-meta>
</file>